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6563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4.0055in"/>
    </style:style>
    <style:style style:name="co8" style:family="table-column">
      <style:table-column-properties fo:break-before="auto" style:column-width="2.9008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1.3957in"/>
    </style:style>
    <style:style style:name="co11" style:family="table-column">
      <style:table-column-properties fo:break-before="auto" style:column-width="1.5535in"/>
    </style:style>
    <style:style style:name="co12" style:family="table-column">
      <style:table-column-properties fo:break-before="auto" style:column-width="1.2744in"/>
    </style:style>
    <style:style style:name="co13" style:family="table-column">
      <style:table-column-properties fo:break-before="auto" style:column-width="2.2398in"/>
    </style:style>
    <style:style style:name="co14" style:family="table-column">
      <style:table-column-properties fo:break-before="auto" style:column-width="5.6563in"/>
    </style:style>
    <style:style style:name="co15" style:family="table-column">
      <style:table-column-properties fo:break-before="auto" style:column-width="1.868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5.2075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898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1.6811in" fo:break-before="auto" style:use-optimal-row-height="false"/>
    </style:style>
    <style:style style:name="ro12" style:family="table-row">
      <style:table-row-properties style:row-height="1.0709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5.3272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3547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5917in" fo:break-before="auto" style:use-optimal-row-height="fals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5327in" fo:break-before="auto" style:use-optimal-row-height="true"/>
    </style:style>
    <style:style style:name="ro23" style:family="table-row">
      <style:table-row-properties style:row-height="0.8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008in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4" style:family="table-cell" style:parent-style-name="Default">
      <style:table-cell-properties fo:background-color="#cfe7f5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/>
    </style:style>
    <style:style style:name="ce16" style:family="table-cell" style:parent-style-name="Default">
      <style:table-cell-properties fo:background-color="#cfe7f5" style:text-align-source="fix" style:repeat-content="false" fo:border="0.0008in solid #000000"/>
      <style:paragraph-properties fo:text-align="justify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008in solid #000000" style:vertical-align="top"/>
      <style:text-properties fo:font-size="12pt" fo:language="en" fo:country="US" style:font-name-asian="Microsoft YaHei" style:font-size-asian="10pt" style:language-asian="zh" style:country-asian="CN" style:font-size-complex="10pt" style:language-complex="th" style:country-complex="TH"/>
    </style:style>
    <style:style style:name="ce18" style:family="table-cell" style:parent-style-name="Default">
      <style:table-cell-properties fo:border="0.0008in solid #000000"/>
      <style:text-properties fo:font-size="12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4c"/>
    </style:style>
    <style:style style:name="ce21" style:family="table-cell" style:parent-style-name="Default">
      <style:table-cell-properties fo:border="0.0008in solid #000000" style:vertical-align="middle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00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ext-properties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8" style:family="table-cell" style:parent-style-name="Default">
      <style:table-cell-properties fo:background-color="#66ff00" style:vertical-align="top"/>
    </style:style>
    <style:style style:name="T1" style:family="text">
      <style:text-properties fo:font-size="12pt"/>
    </style:style>
    <style:style style:name="T2" style:family="text">
      <style:text-properties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T3" style:family="text">
      <style:text-properties fo:font-size="10pt" fo:language="en" fo:country="US" style:font-name-asian="Microsoft YaHei" style:font-size-asian="10pt" style:language-asian="zh" style:country-asian="CN" style:font-size-complex="10pt" style:language-complex="th" style:country-complex="TH"/>
    </style:style>
    <style:style style:name="T4" style:family="text">
      <style:text-properties style:font-name="Arial" fo:font-size="10pt"/>
    </style:style>
  </office:automatic-styles>
  <office:body>
    <office:spreadsheet>
      <table:table table:name="FI" table:style-name="ta1" table:print="false">
        <table:table-column table:style-name="co15" table:default-cell-style-name="ce4"/>
        <table:table-column table:style-name="co16" table:default-cell-style-name="ce22"/>
        <table:table-column table:style-name="co17" table:default-cell-style-name="ce4"/>
        <table:table-column table:style-name="co18" table:number-columns-repeated="11" table:default-cell-style-name="Default"/>
        <table:table-row table:style-name="ro1">
          <table:table-cell table:style-name="ce1" office:value-type="string">
            <text:p>DS_PTX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>
            <text:p>Function PTX_FI_1(sDate)</text:p>
          </table:table-cell>
          <table:table-cell table:style-name="ce6" table:number-columns-repeated="9"/>
          <table:table-cell table:number-columns-repeated="4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5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/>
          <table:table-cell office:value-type="string">
            <text:p>SELECT COALESCE(MAX(TRAN_SEQ), 0) <text:s/>AS TRAN_SEQ "</text:p>
            <text:p>FROM DS_PTX WHERE DATA_SET_DATE = <text:s/>'" &amp; sDate &amp; "' AND DATA_SYSTEM_CD = 'HIPO' <text:s text:c="3"/>WITH UR; "</text:p>
          </table:table-cell>
          <table:table-cell table:number-columns-repeated="8"/>
          <table:table-cell office:value-type="string">
            <text:p><text:s text:c="2"/></text:p>
          </table:table-cell>
        </table:table-row>
        <table:table-row table:style-name="ro1">
          <table:table-cell office:value-type="string">
            <text:p>ARR_NUMBER</text:p>
          </table:table-cell>
          <table:table-cell table:style-name="ce4"/>
          <table:table-cell office:value-type="string">
            <text:p>Trim(rs("TRANS_NUM"))</text:p>
          </table:table-cell>
          <table:table-cell table:number-columns-repeated="11"/>
        </table:table-row>
        <table:table-row table:style-name="ro18">
          <table:table-cell office:value-type="string">
            <text:p>TRAN_DTE</text:p>
          </table:table-cell>
          <table:table-cell table:style-name="ce4"/>
          <table:table-cell office:value-type="string">
            <text:p>dateInsert = Format(Trim(rs("SETTLE_DATE")), "YYYY") &amp; "-" &amp; Format(Trim</text:p>
            <text:p>(rs("SETTLE_DATE")), "MM") &amp; "-" &amp; Format(Trim(rs("SETTLE_DATE")), "DD")</text:p>
          </table:table-cell>
          <table:table-cell table:number-columns-repeated="11"/>
        </table:table-row>
        <table:table-row table:style-name="ro17">
          <table:table-cell office:value-type="string">
            <text:p>TRAN_TYPE_CD</text:p>
          </table:table-cell>
          <table:table-cell office:value-type="string">
            <text:p>270003</text:p>
            <text:p>270001</text:p>
            <text:p>270002</text:p>
          </table:table-cell>
          <table:table-cell office:value-type="string">
            <text:p>If Trim(rs("PROFIT")) &lt;&gt; "0" Then <text:s text:c="2"/>270001</text:p>
            <text:p>If Trim(rs("LOSS")) &lt;&gt; "0" Then <text:s/>270002</text:p>
            <text:p>If Trim(rs("CHG_WAV")) &lt;&gt; "0" <text:s/>Then 270003</text:p>
          </table:table-cell>
          <table:table-cell table:number-columns-repeated="11"/>
        </table:table-row>
        <table:table-row table:style-name="ro14">
          <table:table-cell office:value-type="string">
            <text:p>ITEM_TYPE_CD</text:p>
          </table:table-cell>
          <table:table-cell office:value-type="string">
            <text:p>268027</text:p>
            <text:p>268022</text:p>
            <text:p>268017</text:p>
          </table:table-cell>
          <table:table-cell office:value-type="string">
            <text:p>If Trim(rs("CHG_WAV")) &lt;&gt; "0" Then</text:p>
            <text:p><text:s text:c="3"/>If Trim(rs("CHG_WAV")) &lt; "0" Then 268027</text:p>
            <text:p>Else (CHG_WAV &gt; 0) <text:s/>268022</text:p>
            <text:p>If Trim(rs("PROFIT")) &lt;&gt; "0" Then 268017</text:p>
            <text:p>If Trim(rs("LOSS")) &lt;&gt; "0" Then 268017</text:p>
          </table:table-cell>
          <table:table-cell table:number-columns-repeated="11"/>
        </table:table-row>
        <table:table-row table:style-name="ro15">
          <table:table-cell office:value-type="string">
            <text:p>TRAN_SEQ</text:p>
          </table:table-cell>
          <table:table-cell table:style-name="ce4"/>
          <table:table-cell office:value-type="string">
            <text:p>SELECT COALESCE(MAX(TRAN_SEQ), 0) <text:s/>AS TRAN_SEQ FROM DS_PTX </text:p>
            <text:p>WHERE DATA_SET_DATE = <text:s/>'" &amp; sDate &amp; "' AND DATA_SYSTEM_CD = 'HIPO' </text:p>
          </table:table-cell>
          <table:table-cell/>
          <table:table-cell office:value-type="string">
            <text:p>SELECT * FROM TMS_FI_WAV</text:p>
          </table:table-cell>
          <table:table-cell table:number-columns-repeated="9"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/>
          <table:table-cell office:value-type="string">
            <text:p>WHERE <text:s/>SETTLE_DATE ='" &amp; sDate &amp; "' "</text:p>
          </table:table-cell>
          <table:table-cell table:number-columns-repeated="9"/>
        </table:table-row>
        <table:table-row table:style-name="ro18">
          <table:table-cell office:value-type="string">
            <text:p>DATA_SET_DATE</text:p>
          </table:table-cell>
          <table:table-cell table:style-name="ce4"/>
          <table:table-cell office:value-type="string">
            <text:p>dateInsert = Format(Trim(rs("SETTLE_DATE")), "YYYY") &amp; "-" &amp; Format(Trim</text:p>
            <text:p>(rs("SETTLE_DATE")), "MM") &amp; "-" &amp; Format(Trim(rs("SETTLE_DATE")), "DD")</text:p>
          </table:table-cell>
          <table:table-cell/>
          <table:table-cell office:value-type="string">
            <text:p><text:s/>AND <text:s/>TYPE ='T' </text:p>
          </table:table-cell>
          <table:table-cell table:number-columns-repeated="9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/>
          <table:table-cell office:value-type="string">
            <text:p><text:s/>WITH UR; "</text:p>
          </table:table-cell>
          <table:table-cell table:number-columns-repeated="9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7">
          <table:table-cell office:value-type="string">
            <text:p>PAY_METHOD_CD</text:p>
          </table:table-cell>
          <table:table-cell table:style-name="ce23" office:value-type="string">
            <text:p>234005</text:p>
            <text:p>Space</text:p>
          </table:table-cell>
          <table:table-cell office:value-type="string">
            <text:p>If Trim(rs("CHG_WAV")) &lt;&gt; "0" Then 234005</text:p>
            <text:p>If Trim(rs("PROFIT")) &lt;&gt; "0" Then Space</text:p>
            <text:p>If Trim(rs("LOSS")) &lt;&gt; "0" Then Space</text:p>
          </table:table-cell>
          <table:table-cell/>
          <table:table-cell office:value-type="string">
            <text:p><text:s/>SELECT <text:s/>SEC_FEATURE.ISIN_CODE AS ISIN_CODE , <text:s/>SEC_FEATURE.INST_DESC AS DEBT_INS_NAME, SEC_FEATURE.ISSUE_DATE AS ISSUE_DTE <text:s/>"</text:p>
          </table:table-cell>
          <table:table-cell table:number-columns-repeated="9"/>
        </table:table-row>
        <table:table-row table:style-name="ro1">
          <table:table-cell office:value-type="string">
            <text:p>CURR_CD</text:p>
          </table:table-cell>
          <table:table-cell table:style-name="ce4"/>
          <table:table-cell office:value-type="string">
            <text:p>Trim(rs("CURRENCY"))</text:p>
          </table:table-cell>
          <table:table-cell/>
          <table:table-cell office:value-type="string">
            <text:p><text:s/>,SEC_FEATURE.MAT_DATE AS MATURITY_DTE ,SEC_FEATURE.COUPON_RATE AS COUPON_RATE, "</text:p>
          </table:table-cell>
          <table:table-cell table:number-columns-repeated="9"/>
        </table:table-row>
        <table:table-row table:style-name="ro17">
          <table:table-cell office:value-type="string">
            <text:p>TRAN_AMT_CURR</text:p>
          </table:table-cell>
          <table:table-cell table:style-name="ce4"/>
          <table:table-cell office:value-type="string">
            <text:p>If Trim(rs("CHG_WAV")) &lt;&gt; "0" Then <text:s/>Abs(rs("CHG_WAV"))</text:p>
            <text:p>If Trim(rs("PROFIT")) &lt;&gt; "0" Then <text:s text:c="2"/>Abs(rs("PROFIT"))</text:p>
            <text:p>If Trim(rs("LOSS")) &lt;&gt; "0" Then <text:s text:c="2"/>Abs(rs("LOSS"))</text:p>
          </table:table-cell>
          <table:table-cell/>
          <table:table-cell office:value-type="string">
            <text:p><text:s text:c="3"/>MONTH(SEC_FEATURE.MAT_DATE - <text:s/>SEC_FEATURE.ISSUE_DATE ) AS DIFF_MONTH ,YEAR(SEC_FEATURE.MAT_DATE - <text:s/>SEC_FEATURE.ISSUE_DATE ) AS DIFF_YEAR <text:s/>"</text:p>
          </table:table-cell>
          <table:table-cell table:number-columns-repeated="9"/>
        </table:table-row>
        <table:table-row table:style-name="ro17">
          <table:table-cell office:value-type="string">
            <text:p>DEBT_ARR_TYPE_CD</text:p>
          </table:table-cell>
          <table:table-cell table:style-name="ce4"/>
          <table:table-cell office:value-type="string">
            <text:p>If Trim(rs("CHG_WAV")) &lt;&gt; "0" Then <text:s/>DEBT_ARR_TYPE_CD</text:p>
            <text:p>If Trim(rs("PROFIT")) &lt;&gt; "0" Then <text:s text:c="2"/>Space</text:p>
            <text:p>If Trim(rs("LOSS")) &lt;&gt; "0" Then <text:s/>Space</text:p>
          </table:table-cell>
          <table:table-cell/>
          <table:table-cell office:value-type="string">
            <text:p><text:s text:c="2"/>FROM ESL_SEC_FEATURE AS SEC_FEATURE <text:s/>WHERE SEC_FEATURE.SECURITY_ID ='" &amp; Trim(rs("BOND_ID")) &amp; "' <text:s text:c="2"/>WITH UR; <text:s text:c="2"/>"</text:p>
          </table:table-cell>
          <table:table-cell table:number-columns-repeated="9"/>
        </table:table-row>
        <table:table-row table:style-name="ro1">
          <table:table-cell office:value-type="string">
            <text:p>ISIN_CODE</text:p>
          </table:table-cell>
          <table:table-cell table:style-name="ce4"/>
          <table:table-cell office:value-type="string">
            <text:p>ISIN_CODE</text:p>
          </table:table-cell>
          <table:table-cell table:number-columns-repeated="11"/>
        </table:table-row>
        <table:table-row table:style-name="ro1">
          <table:table-cell office:value-type="string">
            <text:p>DEBT_INS_NAME</text:p>
          </table:table-cell>
          <table:table-cell table:style-name="ce4"/>
          <table:table-cell office:value-type="string">
            <text:p>DEBT_INS_NAME</text:p>
          </table:table-cell>
          <table:table-cell/>
          <table:table-cell office:value-type="string">
            <text:p>TMS_FI_WAV</text:p>
          </table:table-cell>
          <table:table-cell table:number-columns-repeated="4"/>
          <table:table-cell office:value-type="string">
            <text:p>Condition</text:p>
          </table:table-cell>
          <table:table-cell table:number-columns-repeated="4"/>
        </table:table-row>
        <table:table-row table:style-name="ro19">
          <table:table-cell table:style-name="ce21" office:value-type="string">
            <text:p>ISSUER_NAME</text:p>
          </table:table-cell>
          <table:table-cell table:style-name="ce21"/>
          <table:table-cell table:style-name="ce21" office:value-type="string">
            <text:p>ISSUER_NAME</text:p>
          </table:table-cell>
          <table:table-cell/>
          <table:table-cell office:value-type="string">
            <text:p>DATA_DATE</text:p>
          </table:table-cell>
          <table:table-cell table:number-columns-repeated="4"/>
          <table:table-cell table:style-name="ce27" office:value-type="string">
            <text:p><text:span text:style-name="T1">SELECT * FROM TMS_FI_WAV</text:span></text:p>
            <text:p><text:span text:style-name="T1">WHERE <text:s/>SETTLE_DATE ='" &amp; sDate &amp; "' "</text:span></text:p>
            <text:p><text:span text:style-name="T1"><text:s/></text:span><text:span text:style-name="T1">AND <text:s/>TYPE ='T' </text:span></text:p>
            <text:p><text:span text:style-name="T1"><text:s/></text:span><text:span text:style-name="T1">WITH UR; "</text:span></text:p>
            <text:p><text:span text:style-name="T1"/></text:p>
          </table:table-cell>
          <table:table-cell table:number-columns-repeated="4"/>
        </table:table-row>
        <table:table-row table:style-name="ro20">
          <table:table-cell table:style-name="ce21" office:value-type="string">
            <text:p>COUNTRY_CD_ISS</text:p>
          </table:table-cell>
          <table:table-cell table:style-name="ce21"/>
          <table:table-cell table:style-name="ce21" office:value-type="string">
            <text:p>COUNTRY_CD_ISS</text:p>
          </table:table-cell>
          <table:table-cell/>
          <table:table-cell table:style-name="ce25" office:value-type="string">
            <text:p>BOND_ID</text:p>
          </table:table-cell>
          <table:table-cell table:number-columns-repeated="4"/>
          <table:table-cell table:style-name="ce28" office:value-type="string">
            <text:p>SELECT <text:s/>BOND_ID, CURRENCY <text:s text:c="2"/>, SUM(CHG_WAV) AS CHG_WAV <text:s/>FROM TMS_FI_WAV <text:s text:c="4"/></text:p>
            <text:p>WHERE TRANS_DATE BETWEEN <text:s/>'" &amp; tStart_dt &amp; "' AND '" &amp; sDate &amp; "' <text:s text:c="6"/></text:p>
            <text:p>AND TYPE <text:s/>= 'FA' AND CURRENCY &lt;&gt; 'THB' <text:s text:c="2"/>GROUP BY BOND_ID,CURRENCY <text:s text:c="3"/>WITH UR;</text:p>
          </table:table-cell>
          <table:table-cell table:number-columns-repeated="4"/>
        </table:table-row>
        <table:table-row table:style-name="ro21">
          <table:table-cell table:style-name="ce21" office:value-type="string">
            <text:p>ISSUE_DTE</text:p>
          </table:table-cell>
          <table:table-cell table:style-name="ce21"/>
          <table:table-cell table:style-name="ce21" office:value-type="string">
            <text:p>If Trim(rs("CHG_WAV")) &lt;&gt; "0" Then ISSUE_DTE</text:p>
            <text:p>If Trim(rs("PROFIT")) &lt;&gt; "0" Then <text:s text:c="2"/>NULL</text:p>
            <text:p>If Trim(rs("LOSS")) &lt;&gt; "0" Then <text:s/>NULL</text:p>
          </table:table-cell>
          <table:table-cell/>
          <table:table-cell office:value-type="string">
            <text:p>LINE_NO</text:p>
          </table:table-cell>
          <table:table-cell table:number-columns-repeated="4"/>
          <table:table-cell table:style-name="ce26" office:value-type="string">
            <text:p>SELECT <text:s text:c="3"/>FI_WAV_B.BOND_ID , <text:s text:c="3"/>FI_WAV_B.TRANS_DATE <text:s text:c="3"/>, FI_WAV_B.TRANS_NUM <text:s text:c="3"/>,FI_WAV_B.CURRENCY</text:p>
            <text:p>FI_WAV_AC.CHG_WAV , FI_WAV_AC.PROFIT , FI_WAV_AC.LOSS FROM <text:s text:c="4"/>TMS_FI_WAV <text:s/>AS FI_WAV_B</text:p>
            <text:p>Inner Join ( SELECT <text:s text:c="2"/>A.BOND_ID , <text:s/>A.CHG_WAV,A.PROFIT,A.LOSS,A.TRANS_DATE From <text:s text:c="4"/>TMS_FI_WAV <text:s text:c="3"/>AS A</text:p>
            <text:p>Inner Join ( SELECT <text:s text:c="2"/>BOND_ID , MAX(LINE_NO) From TMS_FI_WAV WHERE <text:s text:c="3"/>TRANS_DATE = <text:s text:c="2"/>'" &amp; sDate &amp; "' <text:s text:c="2"/></text:p>
            <text:p>AND <text:s text:c="2"/>TYPE = 'AC' <text:s/>GROUP BY BOND_ID <text:s/>) B ON A.BOND_ID = B.BOND_ID <text:s/>WHERE <text:s text:c="2"/>A.TRANS_DATE = <text:s/></text:p>
            <text:p><text:s/>'" &amp; sDate &amp; "' AND <text:s text:c="2"/>A.TYPE = 'AC' <text:s/>) AS <text:s/>FI_WAV_AC ON FI_WAV_AC.BOND_ID = FI_WAV_B.BOND_ID <text:s/></text:p>
            <text:p>AND FI_WAV_AC.TRANS_DATE = FI_WAV_B.TRANS_DATE WHERE FI_WAV_B.TRANS_DATE = <text:s/>'" &amp; sDate &amp; "' <text:s/>AND <text:s/>FI_WAV_B.TYPE = 'B'</text:p>
          </table:table-cell>
          <table:table-cell table:style-name="ce25"/>
          <table:table-cell table:number-columns-repeated="3"/>
        </table:table-row>
        <table:table-row table:style-name="ro17">
          <table:table-cell table:style-name="ce21" office:value-type="string">
            <text:p>MATURITY_DTE</text:p>
          </table:table-cell>
          <table:table-cell table:style-name="ce4"/>
          <table:table-cell table:style-name="ce21" office:value-type="string">
            <text:p>If Trim(rs("CHG_WAV")) &lt;&gt; "0" Then MATURITY_DTE</text:p>
            <text:p>If Trim(rs("PROFIT")) &lt;&gt; "0" Then <text:s text:c="2"/>NULL</text:p>
            <text:p>If Trim(rs("LOSS")) &lt;&gt; "0" Then <text:s/>NULL</text:p>
          </table:table-cell>
          <table:table-cell/>
          <table:table-cell table:style-name="ce26" office:value-type="string">
            <text:p>TRANS_NUM</text:p>
          </table:table-cell>
          <table:table-cell table:number-columns-repeated="4"/>
          <table:table-cell table:style-name="ce26" office:value-type="string">
            <text:p>SELECT <text:s/>BOND_ID ,TRANS_NUM ,TRANS_DATE ,CPTY , CURRENCY ,CHG_WAV ,PROFIT ,LOSS <text:s text:c="2"/>FROM TMS_FI_WAV</text:p>
          </table:table-cell>
          <table:table-cell table:number-columns-repeated="4"/>
        </table:table-row>
        <table:table-row table:style-name="ro17">
          <table:table-cell table:style-name="ce21" office:value-type="string">
            <text:p>ORG_TRM</text:p>
          </table:table-cell>
          <table:table-cell table:style-name="ce4"/>
          <table:table-cell table:style-name="ce21" office:value-type="string">
            <text:p>If Trim(rs("CHG_WAV")) &lt;&gt; "0" Then ORG_TRM</text:p>
            <text:p>If Trim(rs("PROFIT")) &lt;&gt; "0" Then <text:s text:c="2"/>NULL</text:p>
            <text:p>If Trim(rs("LOSS")) &lt;&gt; "0" Then <text:s/>NULL</text:p>
          </table:table-cell>
          <table:table-cell/>
          <table:table-cell table:style-name="ce26" office:value-type="string">
            <text:p>TRANS_DATE</text:p>
          </table:table-cell>
          <table:table-cell table:number-columns-repeated="4"/>
          <table:table-cell table:style-name="ce26" office:value-type="string">
            <text:p>WHERE <text:s/>SETTLE_DATE <text:s/>BETWEEN '" &amp; tStart_dt &amp; "' AND '" &amp; sDate &amp; "' <text:s text:c="5"/>AND <text:s/>TYPE <text:s/>= 'M' AND <text:s text:c="5"/>CURRENCY &lt;&gt; 'THB' <text:s text:c="4"/>WITH UR;</text:p>
          </table:table-cell>
          <table:table-cell table:number-columns-repeated="4"/>
        </table:table-row>
        <table:table-row table:style-name="ro17">
          <table:table-cell table:style-name="ce21" office:value-type="string">
            <text:p>ORG_TRM_U</text:p>
          </table:table-cell>
          <table:table-cell table:style-name="ce4"/>
          <table:table-cell table:style-name="ce21" office:value-type="string">
            <text:p>If Trim(rs("CHG_WAV")) &lt;&gt; "0" Then ORG_TRM_U</text:p>
            <text:p>If Trim(rs("PROFIT")) &lt;&gt; "0" Then <text:s text:c="2"/>Space</text:p>
            <text:p>If Trim(rs("LOSS")) &lt;&gt; "0" Then <text:s/>Space</text:p>
          </table:table-cell>
          <table:table-cell/>
          <table:table-cell office:value-type="string">
            <text:p>SETTLE_DATE</text:p>
          </table:table-cell>
          <table:table-cell table:number-columns-repeated="9"/>
        </table:table-row>
        <table:table-row table:style-name="ro17">
          <table:table-cell table:style-name="ce21" office:value-type="string">
            <text:p>COUPON_RATE</text:p>
          </table:table-cell>
          <table:table-cell table:style-name="ce4"/>
          <table:table-cell table:style-name="ce21" office:value-type="string">
            <text:p>If Trim(rs("CHG_WAV")) &lt;&gt; "0" Then COUPON_RATE</text:p>
            <text:p>If Trim(rs("PROFIT")) &lt;&gt; "0" Then <text:s text:c="2"/>NULL</text:p>
            <text:p>If Trim(rs("LOSS")) &lt;&gt; "0" Then <text:s/>NULL</text:p>
          </table:table-cell>
          <table:table-cell/>
          <table:table-cell office:value-type="string">
            <text:p>TYPE</text:p>
          </table:table-cell>
          <table:table-cell table:number-columns-repeated="9"/>
        </table:table-row>
        <table:table-row table:style-name="ro17">
          <table:table-cell table:style-name="ce21" office:value-type="string">
            <text:p>INT_COUNTRY_CD</text:p>
          </table:table-cell>
          <table:table-cell table:style-name="ce4"/>
          <table:table-cell table:style-name="ce21" office:value-type="string">
            <text:p>If Trim(rs("CHG_WAV")) &lt;&gt; "0" Then INT_COUNTRY_CD</text:p>
            <text:p>If Trim(rs("PROFIT")) &lt;&gt; "0" Then <text:s text:c="2"/>Space</text:p>
            <text:p>If Trim(rs("LOSS")) &lt;&gt; "0" Then <text:s/>Space</text:p>
          </table:table-cell>
          <table:table-cell/>
          <table:table-cell table:style-name="ce26" office:value-type="string">
            <text:p>CPTY</text:p>
          </table:table-cell>
          <table:table-cell table:number-columns-repeated="9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/>
          <table:table-cell office:value-type="string">
            <text:p>BOOK</text:p>
          </table:table-cell>
          <table:table-cell table:number-columns-repeated="9"/>
        </table:table-row>
        <table:table-row table:style-name="ro1">
          <table:table-cell office:value-type="string">
            <text:p>SELL_SEC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/>
          <table:table-cell office:value-type="string">
            <text:p>COUPON</text:p>
          </table:table-cell>
          <table:table-cell table:number-columns-repeated="4"/>
          <table:table-cell office:value-type="string">
            <text:p>COUPON_RATE → <text:s/>DS_PTX</text:p>
          </table:table-cell>
          <table:table-cell table:number-columns-repeated="4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/>
          <table:table-cell table:style-name="ce25" office:value-type="string">
            <text:p>CURRENCY</text:p>
          </table:table-cell>
          <table:table-cell table:number-columns-repeated="9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/>
          <table:table-cell table:style-name="ce26" office:value-type="string">
            <text:p>CHG_WAV</text:p>
          </table:table-cell>
          <table:table-cell table:number-columns-repeated="9"/>
        </table:table-row>
        <table:table-row table:style-name="ro1">
          <table:table-cell office:value-type="string">
            <text:p>LU_DTE</text:p>
          </table:table-cell>
          <table:table-cell table:style-name="ce4" office:value-type="string">
            <text:p>Current Date</text:p>
          </table:table-cell>
          <table:table-cell office:value-type="string">
            <text:p>Set by DMS</text:p>
          </table:table-cell>
          <table:table-cell/>
          <table:table-cell table:style-name="ce26" office:value-type="string">
            <text:p>PROFIT</text:p>
          </table:table-cell>
          <table:table-cell table:number-columns-repeated="9"/>
        </table:table-row>
        <table:table-row table:style-name="ro1">
          <table:table-cell office:value-type="string">
            <text:p>LU_TIME</text:p>
          </table:table-cell>
          <table:table-cell table:style-name="ce4" office:value-type="string">
            <text:p>Current Time</text:p>
          </table:table-cell>
          <table:table-cell office:value-type="string">
            <text:p>Set by DMS</text:p>
          </table:table-cell>
          <table:table-cell/>
          <table:table-cell table:style-name="ce26" office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>
            <text:p>USER_LU</text:p>
          </table:table-cell>
          <table:table-cell table:style-name="ce4" office:value-type="string">
            <text:p>PLDMS</text:p>
          </table:table-cell>
          <table:table-cell office:value-type="string">
            <text:p>Fixed by DMS</text:p>
          </table:table-cell>
          <table:table-cell/>
          <table:table-cell office:value-type="string">
            <text:p>LU_DTE</text:p>
          </table:table-cell>
          <table:table-cell table:number-columns-repeated="4"/>
          <table:table-cell office:value-type="string">
            <text:p>DS_PTX</text:p>
          </table:table-cell>
          <table:table-cell table:number-columns-repeated="4"/>
        </table:table-row>
        <table:table-row table:style-name="ro1">
          <table:table-cell office:value-type="string">
            <text:p>DATA_SYSTEM_CD</text:p>
          </table:table-cell>
          <table:table-cell table:style-name="ce4" office:value-type="string">
            <text:p>HIPO</text:p>
          </table:table-cell>
          <table:table-cell office:value-type="string">
            <text:p>Fixed by DMS</text:p>
          </table:table-cell>
          <table:table-cell/>
          <table:table-cell office:value-type="string">
            <text:p>LU_TIME</text:p>
          </table:table-cell>
          <table:table-cell table:number-columns-repeated="4"/>
          <table:table-cell office:value-type="string">
            <text:p>DS_PTX</text:p>
          </table:table-cell>
          <table:table-cell table:number-columns-repeated="4"/>
        </table:table-row>
        <table:table-row table:style-name="ro1">
          <table:table-cell office:value-type="string">
            <text:p>FLAG_ON_OFF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RT_ID</text:p>
          </table:table-cell>
          <table:table-cell table:style-name="ce4"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P_NAME</text:p>
          </table:table-cell>
          <table:table-cell table:style-name="ce4"/>
          <table:table-cell office:value-type="string">
            <text:p>IP_NAME</text:p>
          </table:table-cell>
          <table:table-cell table:number-columns-repeated="11"/>
        </table:table-row>
        <table:table-row table:style-name="ro1">
          <table:table-cell office:value-type="string">
            <text:p>IP_COUNTRY_CD</text:p>
          </table:table-cell>
          <table:table-cell table:style-name="ce4"/>
          <table:table-cell office:value-type="string">
            <text:p>IP_COUNTRY_CD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21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ARR_NUMBER</text:p>
          </table:table-cell>
          <table:table-cell office:value-type="string">
            <text:p>9999999999'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RAN_DTE</text:p>
          </table:table-cell>
          <table:table-cell table:style-name="ce4"/>
          <table:table-cell office:value-type="string">
            <text:p>iDate</text:p>
          </table:table-cell>
          <table:table-cell table:number-columns-repeated="11"/>
        </table:table-row>
        <table:table-row table:style-name="ro15">
          <table:table-cell table:style-name="ce21" office:value-type="string">
            <text:p>TRAN_TYPE_CD</text:p>
          </table:table-cell>
          <table:table-cell office:value-type="string">
            <text:p>270001</text:p>
            <text:p>270002</text:p>
          </table:table-cell>
          <table:table-cell office:value-type="string">
            <text:p>If Trim(rs("CHG_WAV")) &gt; "0" Then <text:s text:c="2"/>270001</text:p>
            <text:p>ElseIf Trim(rs("CHG_WAV")) &lt; "0" Then <text:s text:c="2"/>270002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ITEM_TYPE_CD</text:p>
          </table:table-cell>
          <table:table-cell office:value-type="float" office:value="268017">
            <text:p>268017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5">
          <table:table-cell table:style-name="ce21" office:value-type="string">
            <text:p>TRAN_SEQ</text:p>
          </table:table-cell>
          <table:table-cell table:style-name="ce4"/>
          <table:table-cell office:value-type="string">
            <text:p>SELECT COALESCE(MAX(TRAN_SEQ), 0) <text:s/>AS TRAN_SEQ FROM DS_PTX </text:p>
            <text:p>WHERE DATA_SET_DATE = <text:s/>'" &amp; sDate &amp; "' AND DATA_SYSTEM_CD = 'HIPO' </text:p>
          </table:table-cell>
          <table:table-cell table:number-columns-repeated="11"/>
        </table:table-row>
        <table:table-row table:style-name="ro15">
          <table:table-cell table:style-name="ce21" office:value-type="string">
            <text:p>REC_PAY_ITEM_DSC</text:p>
          </table:table-cell>
          <table:table-cell table:style-name="ce4" office:value-type="string">
            <text:p>'DISCOUNT'</text:p>
            <text:p>'PREMIUM'</text:p>
          </table:table-cell>
          <table:table-cell office:value-type="string">
            <text:p>If Trim(rs("CHG_WAV")) &gt; "0" Then <text:s text:c="2"/>'DISCOUNT'</text:p>
            <text:p>ElseIf Trim(rs("CHG_WAV")) &lt; "0" Then <text:s text:c="2"/>'PREMIUM'</text:p>
          </table:table-cell>
          <table:table-cell table:number-columns-repeated="11"/>
        </table:table-row>
        <table:table-row table:style-name="ro1">
          <table:table-cell office:value-type="string">
            <text:p>DATA_SET_DATE</text:p>
          </table:table-cell>
          <table:table-cell table:style-name="ce4"/>
          <table:table-cell office:value-type="string">
            <text:p>iDate</text:p>
          </table:table-cell>
          <table:table-cell table:number-columns-repeated="11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CURR_CD</text:p>
          </table:table-cell>
          <table:table-cell table:style-name="ce4"/>
          <table:table-cell office:value-type="string">
            <text:p>Trim(rs("CURRENCY"))</text:p>
          </table:table-cell>
          <table:table-cell table:number-columns-repeated="11"/>
        </table:table-row>
        <table:table-row table:style-name="ro1">
          <table:table-cell office:value-type="string">
            <text:p>TRAN_AMT_CURR</text:p>
          </table:table-cell>
          <table:table-cell table:style-name="ce4"/>
          <table:table-cell office:value-type="string">
            <text:p>Abs(rs("CHG_WAV"))</text:p>
          </table:table-cell>
          <table:table-cell table:number-columns-repeated="11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SIN_CODE</text:p>
          </table:table-cell>
          <table:table-cell table:style-name="ce4"/>
          <table:table-cell office:value-type="string">
            <text:p>ISIN_CODE</text:p>
          </table:table-cell>
          <table:table-cell table:number-columns-repeated="11"/>
        </table:table-row>
        <table:table-row table:style-name="ro1">
          <table:table-cell office:value-type="string">
            <text:p>DEBT_INS_NAME</text:p>
          </table:table-cell>
          <table:table-cell table:style-name="ce4"/>
          <table:table-cell office:value-type="string">
            <text:p>DEBT_INS_NAME</text:p>
          </table:table-cell>
          <table:table-cell table:number-columns-repeated="11"/>
        </table:table-row>
        <table:table-row table:style-name="ro1">
          <table:table-cell office:value-type="string">
            <text:p>ISSUER_NAME</text:p>
          </table:table-cell>
          <table:table-cell table:style-name="ce4"/>
          <table:table-cell office:value-type="string">
            <text:p>ISSUER_NAME</text:p>
          </table:table-cell>
          <table:table-cell table:number-columns-repeated="11"/>
        </table:table-row>
        <table:table-row table:style-name="ro1">
          <table:table-cell office:value-type="string">
            <text:p>COUNTRY_CD_ISS</text:p>
          </table:table-cell>
          <table:table-cell table:style-name="ce4"/>
          <table:table-cell office:value-type="string">
            <text:p>COUNTRY_CD_ISS</text:p>
          </table:table-cell>
          <table:table-cell table:number-columns-repeated="11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RG_TRM_U</text:p>
          </table:table-cell>
          <table:table-cell table:style-name="ce23"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COUPON_RATE</text:p>
          </table:table-cell>
          <table:table-cell table:style-name="ce23"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SELL_SEC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LU_DTE</text:p>
          </table:table-cell>
          <table:table-cell table:style-name="ce4"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LU_TIME</text:p>
          </table:table-cell>
          <table:table-cell table:style-name="ce4" office:value-type="string">
            <text:p>Current Tim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USER_LU</text:p>
          </table:table-cell>
          <table:table-cell office:value-type="string">
            <text:p>PLDMS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HIPO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FLAG_ON_OFF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P_NAME</text:p>
          </table:table-cell>
          <table:table-cell/>
          <table:table-cell office:value-type="string">
            <text:p>IP_NAME</text:p>
          </table:table-cell>
          <table:table-cell table:number-columns-repeated="11"/>
        </table:table-row>
        <table:table-row table:style-name="ro1">
          <table:table-cell office:value-type="string">
            <text:p>IP_COUNTRY_CD</text:p>
          </table:table-cell>
          <table:table-cell/>
          <table:table-cell office:value-type="string">
            <text:p>IP_COUNTRY_CD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22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ARR_NUMBER</text:p>
          </table:table-cell>
          <table:table-cell office:value-type="string">
            <text:p>9999999999'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TRAN_DTE</text:p>
          </table:table-cell>
          <table:table-cell/>
          <table:table-cell office:value-type="string">
            <text:p>iDate</text:p>
          </table:table-cell>
          <table:table-cell table:number-columns-repeated="11"/>
        </table:table-row>
        <table:table-row table:style-name="ro17">
          <table:table-cell table:style-name="ce21" office:value-type="string">
            <text:p>TRAN_TYPE_CD</text:p>
          </table:table-cell>
          <table:table-cell office:value-type="string">
            <text:p>270001</text:p>
            <text:p>270002</text:p>
            <text:p>270003</text:p>
          </table:table-cell>
          <table:table-cell office:value-type="string">
            <text:p>If Trim(rs("CHG_WAV")) &lt;&gt; "0" Then <text:s text:c="2"/>270003</text:p>
            <text:p>If Trim(rs("PROFIT")) &lt;&gt; "0" Then 270001</text:p>
            <text:p>If Trim(rs("LOSS")) &lt;&gt; "0" Then 270002</text:p>
          </table:table-cell>
          <table:table-cell table:number-columns-repeated="11"/>
        </table:table-row>
        <table:table-row table:style-name="ro17">
          <table:table-cell table:style-name="ce21" office:value-type="string">
            <text:p>ITEM_TYPE_CD</text:p>
          </table:table-cell>
          <table:table-cell table:style-name="ce23" office:value-type="string">
            <text:p>268027</text:p>
            <text:p>267027</text:p>
          </table:table-cell>
          <table:table-cell office:value-type="string">
            <text:p>If Trim(rs("CHG_WAV")) &lt;&gt; "0" Then <text:s text:c="2"/>268027</text:p>
            <text:p>If Trim(rs("PROFIT")) &lt;&gt; "0" Then 268017</text:p>
            <text:p>If Trim(rs("LOSS")) &lt;&gt; "0" Then 268017</text:p>
          </table:table-cell>
          <table:table-cell table:number-columns-repeated="11"/>
        </table:table-row>
        <table:table-row table:style-name="ro15">
          <table:table-cell table:style-name="ce21" office:value-type="string">
            <text:p>TRAN_SEQ</text:p>
          </table:table-cell>
          <table:table-cell/>
          <table:table-cell office:value-type="string">
            <text:p>SELECT COALESCE(MAX(TRAN_SEQ), 0) <text:s/>AS TRAN_SEQ FROM DS_PTX </text:p>
            <text:p>WHERE DATA_SET_DATE = <text:s/>'" &amp; sDate &amp; "' AND DATA_SYSTEM_CD = 'HIPO' </text:p>
          </table:table-cell>
          <table:table-cell table:number-columns-repeated="11"/>
        </table:table-row>
        <table:table-row table:style-name="ro17">
          <table:table-cell table:style-name="ce21" office:value-type="string">
            <text:p>REC_PAY_ITEM_DSC</text:p>
          </table:table-cell>
          <table:table-cell office:value-type="string">
            <text:p>Space</text:p>
            <text:p>'GAIN'</text:p>
            <text:p>'LOSS'</text:p>
          </table:table-cell>
          <table:table-cell office:value-type="string">
            <text:p>If Trim(rs("CHG_WAV")) &lt;&gt; "0" Then <text:s text:c="2"/>Space</text:p>
            <text:p>If Trim(rs("PROFIT")) &lt;&gt; "0" Then 'GAIN'</text:p>
            <text:p>If Trim(rs("LOSS")) &lt;&gt; "0" Then 'LOSS'</text:p>
          </table:table-cell>
          <table:table-cell table:number-columns-repeated="11"/>
        </table:table-row>
        <table:table-row table:style-name="ro1">
          <table:table-cell office:value-type="string">
            <text:p>DATA_SET_DATE</text:p>
          </table:table-cell>
          <table:table-cell/>
          <table:table-cell office:value-type="string">
            <text:p>iDate</text:p>
          </table:table-cell>
          <table:table-cell table:number-columns-repeated="11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CURR_CD</text:p>
          </table:table-cell>
          <table:table-cell/>
          <table:table-cell office:value-type="string">
            <text:p>Trim(rs("CURRENCY"))</text:p>
          </table:table-cell>
          <table:table-cell table:number-columns-repeated="11"/>
        </table:table-row>
        <table:table-row table:style-name="ro17">
          <table:table-cell office:value-type="string">
            <text:p>TRAN_AMT_CURR</text:p>
          </table:table-cell>
          <table:table-cell/>
          <table:table-cell office:value-type="string">
            <text:p>If Trim(rs("CHG_WAV")) &lt;&gt; "0" Then <text:s/>Abs(rs("CHG_WAV"))</text:p>
            <text:p>If Trim(rs("PROFIT")) &lt;&gt; "0" Then <text:s text:c="2"/>Abs(rs("PROFIT"))</text:p>
            <text:p>If Trim(rs("LOSS")) &lt;&gt; "0" Then <text:s text:c="2"/>Abs(rs("LOSS"))</text:p>
          </table:table-cell>
          <table:table-cell table:number-columns-repeated="11"/>
        </table:table-row>
        <table:table-row table:style-name="ro17">
          <table:table-cell office:value-type="string">
            <text:p>DEBT_ARR_TYPE_CD</text:p>
          </table:table-cell>
          <table:table-cell/>
          <table:table-cell office:value-type="string">
            <text:p>If Trim(rs("CHG_WAV")) &lt;&gt; "0" Then DEBT_ARR_TYPE_CD</text:p>
            <text:p>If Trim(rs("PROFIT")) &lt;&gt; "0" Then <text:s text:c="2"/>Space</text:p>
            <text:p>If Trim(rs("LOSS")) &lt;&gt; "0" Then <text:s text:c="2"/>Space</text:p>
          </table:table-cell>
          <table:table-cell table:number-columns-repeated="11"/>
        </table:table-row>
        <table:table-row table:style-name="ro1">
          <table:table-cell office:value-type="string">
            <text:p>ISIN_CODE</text:p>
          </table:table-cell>
          <table:table-cell/>
          <table:table-cell office:value-type="string">
            <text:p>ISIN_CODE</text:p>
          </table:table-cell>
          <table:table-cell table:number-columns-repeated="11"/>
        </table:table-row>
        <table:table-row table:style-name="ro1">
          <table:table-cell office:value-type="string">
            <text:p>DEBT_INS_NAME</text:p>
          </table:table-cell>
          <table:table-cell/>
          <table:table-cell office:value-type="string">
            <text:p>DEBT_INS_NAME</text:p>
          </table:table-cell>
          <table:table-cell table:number-columns-repeated="11"/>
        </table:table-row>
        <table:table-row table:style-name="ro1">
          <table:table-cell office:value-type="string">
            <text:p>ISSUER_NAME</text:p>
          </table:table-cell>
          <table:table-cell/>
          <table:table-cell office:value-type="string">
            <text:p>ISSUER_NAME</text:p>
          </table:table-cell>
          <table:table-cell table:number-columns-repeated="11"/>
        </table:table-row>
        <table:table-row table:style-name="ro1">
          <table:table-cell office:value-type="string">
            <text:p>COUNTRY_CD_ISS</text:p>
          </table:table-cell>
          <table:table-cell/>
          <table:table-cell office:value-type="string">
            <text:p>COUNTRY_CD_ISS</text:p>
          </table:table-cell>
          <table:table-cell table:number-columns-repeated="11"/>
        </table:table-row>
        <table:table-row table:style-name="ro17">
          <table:table-cell office:value-type="string">
            <text:p>ISSUE_DTE</text:p>
          </table:table-cell>
          <table:table-cell/>
          <table:table-cell office:value-type="string">
            <text:p>If Trim(rs("CHG_WAV")) &lt;&gt; "0" Then ISSUE_DTE</text:p>
            <text:p>If Trim(rs("PROFIT")) &lt;&gt; "0" Then <text:s text:c="2"/>NULL</text:p>
            <text:p>If Trim(rs("LOSS")) &lt;&gt; "0" Then <text:s text:c="2"/>NULL</text:p>
          </table:table-cell>
          <table:table-cell table:number-columns-repeated="11"/>
        </table:table-row>
        <table:table-row table:style-name="ro17">
          <table:table-cell office:value-type="string">
            <text:p>MATURITY_DTE</text:p>
          </table:table-cell>
          <table:table-cell/>
          <table:table-cell office:value-type="string">
            <text:p>If Trim(rs("CHG_WAV")) &lt;&gt; "0" Then MATURITY_DTE</text:p>
            <text:p>If Trim(rs("PROFIT")) &lt;&gt; "0" Then <text:s text:c="2"/>NULL</text:p>
            <text:p>If Trim(rs("LOSS")) &lt;&gt; "0" Then <text:s text:c="2"/>NULL</text:p>
          </table:table-cell>
          <table:table-cell table:number-columns-repeated="11"/>
        </table:table-row>
        <table:table-row table:style-name="ro17">
          <table:table-cell office:value-type="string">
            <text:p>ORG_TRM</text:p>
          </table:table-cell>
          <table:table-cell/>
          <table:table-cell office:value-type="string">
            <text:p>If Trim(rs("CHG_WAV")) &lt;&gt; "0" Then ORG_TRM</text:p>
            <text:p>If Trim(rs("PROFIT")) &lt;&gt; "0" Then <text:s text:c="2"/>NULL</text:p>
            <text:p>If Trim(rs("LOSS")) &lt;&gt; "0" Then <text:s text:c="2"/>NULL</text:p>
          </table:table-cell>
          <table:table-cell table:number-columns-repeated="11"/>
        </table:table-row>
        <table:table-row table:style-name="ro17">
          <table:table-cell office:value-type="string">
            <text:p>ORG_TRM_U</text:p>
          </table:table-cell>
          <table:table-cell/>
          <table:table-cell office:value-type="string">
            <text:p>If Trim(rs("CHG_WAV")) &lt;&gt; "0" Then ORG_TRM_U</text:p>
            <text:p>If Trim(rs("PROFIT")) &lt;&gt; "0" Then <text:s text:c="2"/>Space</text:p>
            <text:p>If Trim(rs("LOSS")) &lt;&gt; "0" Then <text:s text:c="2"/>Space</text:p>
          </table:table-cell>
          <table:table-cell table:number-columns-repeated="11"/>
        </table:table-row>
        <table:table-row table:style-name="ro17">
          <table:table-cell office:value-type="string">
            <text:p>COUPON_RATE</text:p>
          </table:table-cell>
          <table:table-cell/>
          <table:table-cell office:value-type="string">
            <text:p>If Trim(rs("CHG_WAV")) &lt;&gt; "0" Then <text:s text:c="2"/>COUPON_RATE </text:p>
            <text:p>If Trim(rs("PROFIT")) &lt;&gt; "0" Then <text:s text:c="2"/>NULL</text:p>
            <text:p>If Trim(rs("LOSS")) &lt;&gt; "0" Then <text:s text:c="2"/>NULL</text:p>
          </table:table-cell>
          <table:table-cell table:number-columns-repeated="11"/>
        </table:table-row>
        <table:table-row table:style-name="ro17">
          <table:table-cell office:value-type="string">
            <text:p>INT_COUNTRY_CD</text:p>
          </table:table-cell>
          <table:table-cell/>
          <table:table-cell office:value-type="string">
            <text:p>If Trim(rs("CHG_WAV")) &lt;&gt; "0" Then INT_COUNTRY_CD</text:p>
            <text:p>If Trim(rs("PROFIT")) &lt;&gt; "0" Then <text:s text:c="2"/>Space</text:p>
            <text:p>If Trim(rs("LOSS")) &lt;&gt; "0" Then <text:s text:c="2"/>Space</text:p>
          </table:table-cell>
          <table:table-cell table:number-columns-repeated="11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table:number-columns-repeated="12"/>
        </table:table-row>
        <table:table-row table:style-name="ro1">
          <table:table-cell office:value-type="string">
            <text:p>SELL_SEC_AMT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table:number-columns-repeated="12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Tim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USER_LU</text:p>
          </table:table-cell>
          <table:table-cell office:value-type="string">
            <text:p>PLDMS'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HIPO'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FLAG_ON_OFF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P_NAME</text:p>
          </table:table-cell>
          <table:table-cell table:style-name="ce4"/>
          <table:table-cell office:value-type="string">
            <text:p>IP_NAME</text:p>
          </table:table-cell>
          <table:table-cell table:number-columns-repeated="11"/>
        </table:table-row>
        <table:table-row table:style-name="ro1">
          <table:table-cell office:value-type="string">
            <text:p>IP_COUNTRY_CD</text:p>
          </table:table-cell>
          <table:table-cell table:style-name="ce4"/>
          <table:table-cell office:value-type="string">
            <text:p>IP_COUNTRY_CD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COMMON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ARR_NUMBER</text:p>
          </table:table-cell>
          <table:table-cell table:style-name="ce4"/>
          <table:table-cell office:value-type="string">
            <text:p>rs("TRANS_NUM")</text:p>
          </table:table-cell>
          <table:table-cell table:number-columns-repeated="11"/>
        </table:table-row>
        <table:table-row table:style-name="ro1">
          <table:table-cell office:value-type="string">
            <text:p>TRAN_DTE</text:p>
          </table:table-cell>
          <table:table-cell table:style-name="ce4"/>
          <table:table-cell office:value-type="string">
            <text:p>Format(rs("SETTLE_DATE"), "YYYY-MM-DD")</text:p>
          </table:table-cell>
          <table:table-cell table:number-columns-repeated="11"/>
        </table:table-row>
        <table:table-row table:style-name="ro18">
          <table:table-cell office:value-type="string">
            <text:p>TRAN_TYPE_CD</text:p>
          </table:table-cell>
          <table:table-cell office:value-type="string">
            <text:p>270001</text:p>
            <text:p>270002</text:p>
          </table:table-cell>
          <table:table-cell office:value-type="string">
            <text:p>If Trim(rs("BUY_SELL")) = "1" Then 270002</text:p>
            <text:p>ElseIf Trim(rs("BUY_SELL")) = "2" Then <text:s text:c="2"/>270001</text:p>
          </table:table-cell>
          <table:table-cell table:number-columns-repeated="11"/>
        </table:table-row>
        <table:table-row table:style-name="ro1">
          <table:table-cell office:value-type="string">
            <text:p>ITEM_TYPE_CD</text:p>
          </table:table-cell>
          <table:table-cell office:value-type="float" office:value="268006">
            <text:p>268006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22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 FROM DS_PTX </text:p>
            <text:p>WHERE DATA_SET_DATE = <text:s/>'" &amp; sDate &amp; "' AND DATA_SYSTEM_CD = 'HIPO'</text:p>
            <text:p><text:s text:c="4"/>WITH UR</text:p>
          </table:table-cell>
          <table:table-cell table:number-columns-repeated="11"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DATA_SET_DATE</text:p>
          </table:table-cell>
          <table:table-cell/>
          <table:table-cell office:value-type="string">
            <text:p>Format(rs("SETTLE_DATE"), "YYYY-MM-DD")</text:p>
          </table:table-cell>
          <table:table-cell table:number-columns-repeated="11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CURR_CD</text:p>
          </table:table-cell>
          <table:table-cell/>
          <table:table-cell office:value-type="string">
            <text:p>rs("CONT_CUR")</text:p>
          </table:table-cell>
          <table:table-cell table:number-columns-repeated="11"/>
        </table:table-row>
        <table:table-row table:style-name="ro1">
          <table:table-cell office:value-type="string">
            <text:p>TRAN_AMT_CURR</text:p>
          </table:table-cell>
          <table:table-cell/>
          <table:table-cell office:value-type="string">
            <text:p>Abs(rs("PURCHASE_INT"))</text:p>
          </table:table-cell>
          <table:table-cell table:number-columns-repeated="11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SIN_CODE</text:p>
          </table:table-cell>
          <table:table-cell/>
          <table:table-cell office:value-type="string">
            <text:p>ISIN_CODE</text:p>
          </table:table-cell>
          <table:table-cell table:number-columns-repeated="11"/>
        </table:table-row>
        <table:table-row table:style-name="ro1">
          <table:table-cell office:value-type="string">
            <text:p>DEBT_INS_NAME</text:p>
          </table:table-cell>
          <table:table-cell/>
          <table:table-cell office:value-type="string">
            <text:p>DEBT_INS_NAME</text:p>
          </table:table-cell>
          <table:table-cell table:number-columns-repeated="11"/>
        </table:table-row>
        <table:table-row table:style-name="ro1">
          <table:table-cell office:value-type="string">
            <text:p>ISSUER_NAME</text:p>
          </table:table-cell>
          <table:table-cell/>
          <table:table-cell office:value-type="string">
            <text:p>ISSUER_NAME</text:p>
          </table:table-cell>
          <table:table-cell table:number-columns-repeated="11"/>
        </table:table-row>
        <table:table-row table:style-name="ro1">
          <table:table-cell office:value-type="string">
            <text:p>COUNTRY_CD_ISS</text:p>
          </table:table-cell>
          <table:table-cell/>
          <table:table-cell office:value-type="string">
            <text:p>COUNTRY_CD_ISS</text:p>
          </table:table-cell>
          <table:table-cell table:number-columns-repeated="11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SELL_SEC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Tim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USER_LU</text:p>
          </table:table-cell>
          <table:table-cell office:value-type="string">
            <text:p>PLDMS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HIPO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FLAG_ON_OFF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BACK_DT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ARR_NUMBER</text:p>
          </table:table-cell>
          <table:table-cell table:style-name="ce4"/>
          <table:table-cell office:value-type="string">
            <text:p>Trim(rs("TRANS_NUM"))</text:p>
          </table:table-cell>
          <table:table-cell table:number-columns-repeated="11"/>
        </table:table-row>
        <table:table-row table:style-name="ro18">
          <table:table-cell office:value-type="string">
            <text:p>TRAN_DTE</text:p>
          </table:table-cell>
          <table:table-cell table:style-name="ce4"/>
          <table:table-cell office:value-type="string">
            <text:p>Format(Trim(rsBackdate("BACK_DT")), "YYYY") &amp; "-" &amp; Format(Trim</text:p>
            <text:p>(rsBackdate("BACK_DT")), "MM") &amp; "-" &amp; Format(Trim(rsBackdate("BACK_DT")), "DD")</text:p>
          </table:table-cell>
          <table:table-cell table:number-columns-repeated="11"/>
        </table:table-row>
        <table:table-row table:style-name="ro22">
          <table:table-cell office:value-type="string">
            <text:p>TRAN_TYPE_CD</text:p>
          </table:table-cell>
          <table:table-cell office:value-type="string">
            <text:p>270003</text:p>
            <text:p>270001</text:p>
            <text:p>270002</text:p>
          </table:table-cell>
          <table:table-cell office:value-type="string">
            <text:p>If Trim(rs("PROFIT")) &lt;&gt; "0" Then <text:s text:c="2"/>270001</text:p>
            <text:p>If Trim(rs("LOSS")) &lt;&gt; "0" Then <text:s/>270002</text:p>
            <text:p>If Trim(rs("CHG_WAV")) &lt;&gt; "0" <text:s/>Then 270003</text:p>
          </table:table-cell>
          <table:table-cell table:number-columns-repeated="11"/>
        </table:table-row>
        <table:table-row table:style-name="ro23">
          <table:table-cell office:value-type="string">
            <text:p>ITEM_TYPE_CD</text:p>
          </table:table-cell>
          <table:table-cell office:value-type="string">
            <text:p>268027</text:p>
            <text:p>268022</text:p>
            <text:p>268017</text:p>
          </table:table-cell>
          <table:table-cell office:value-type="string">
            <text:p>If Trim(rs("CHG_WAV")) &lt;&gt; "0" Then</text:p>
            <text:p><text:s text:c="3"/>If Trim(rs("CHG_WAV")) &lt; "0" Then 268027</text:p>
            <text:p>Else (CHG_WAV &gt; 0) <text:s/>268022</text:p>
            <text:p>If Trim(rs("PROFIT")) &lt;&gt; "0" Then 268017</text:p>
            <text:p>If Trim(rs("LOSS")) &lt;&gt; "0" Then 268017</text:p>
          </table:table-cell>
          <table:table-cell table:number-columns-repeated="11"/>
        </table:table-row>
        <table:table-row table:style-name="ro22">
          <table:table-cell office:value-type="string">
            <text:p>TRAN_SEQ</text:p>
          </table:table-cell>
          <table:table-cell table:style-name="ce4"/>
          <table:table-cell office:value-type="string">
            <text:p>SELECT COALESCE(MAX(TRAN_SEQ), 0) <text:s/>AS TRAN_SEQ <text:s/>FROM DS_PTX </text:p>
            <text:p>WHERE DATA_SET_DATE = <text:s/>'" &amp; Format(BackDate, "YYYY-MM-DD") &amp; "' <text:s text:c="2"/></text:p>
            <text:p>AND DATA_SYSTEM_CD = 'HIPO' <text:s text:c="3"/>WITH UR</text:p>
          </table:table-cell>
          <table:table-cell table:number-columns-repeated="11"/>
        </table:table-row>
        <table:table-row table:style-name="ro22">
          <table:table-cell office:value-type="string">
            <text:p>REC_PAY_ITEM_DSC</text:p>
          </table:table-cell>
          <table:table-cell office:value-type="string">
            <text:p>Space</text:p>
            <text:p>'GAIN'</text:p>
            <text:p>'LOSS'</text:p>
          </table:table-cell>
          <table:table-cell office:value-type="string">
            <text:p>If Trim(rs("CHG_WAV")) &lt;&gt; "0" Then <text:s text:c="2"/>Space</text:p>
            <text:p>If Trim(rs("PROFIT")) &lt;&gt; "0" Then 'GAIN'</text:p>
            <text:p>If Trim(rs("LOSS")) &lt;&gt; "0" Then 'LOSS'</text:p>
          </table:table-cell>
          <table:table-cell table:number-columns-repeated="11"/>
        </table:table-row>
        <table:table-row table:style-name="ro18">
          <table:table-cell office:value-type="string">
            <text:p>DATA_SET_DATE</text:p>
          </table:table-cell>
          <table:table-cell table:style-name="ce4"/>
          <table:table-cell office:value-type="string">
            <text:p>Format(Trim(rsBackdate("BACK_DT")), "YYYY") &amp; "-" &amp; Format(Trim</text:p>
            <text:p>(rsBackdate("BACK_DT")), "MM") &amp; "-" &amp; Format(Trim(rsBackdate("BACK_DT")), "DD")</text:p>
          </table:table-cell>
          <table:table-cell table:number-columns-repeated="11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22">
          <table:table-cell office:value-type="string">
            <text:p>PAY_METHOD_CD</text:p>
          </table:table-cell>
          <table:table-cell/>
          <table:table-cell office:value-type="string">
            <text:p>If Trim(rs("CHG_WAV")) &lt;&gt; "0" Then <text:s text:c="2"/>234005</text:p>
            <text:p>If Trim(rs("PROFIT")) &lt;&gt; "0" Then <text:s/>Space</text:p>
            <text:p>If Trim(rs("LOSS")) &lt;&gt; "0" Then <text:s/>Space </text:p>
          </table:table-cell>
          <table:table-cell table:number-columns-repeated="11"/>
        </table:table-row>
        <table:table-row table:style-name="ro1">
          <table:table-cell office:value-type="string">
            <text:p>CURR_CD</text:p>
          </table:table-cell>
          <table:table-cell/>
          <table:table-cell office:value-type="string">
            <text:p>Trim(rs("CURRENCY"))</text:p>
          </table:table-cell>
          <table:table-cell table:number-columns-repeated="11"/>
        </table:table-row>
        <table:table-row table:style-name="ro22">
          <table:table-cell office:value-type="string">
            <text:p>TRAN_AMT_CURR</text:p>
          </table:table-cell>
          <table:table-cell/>
          <table:table-cell office:value-type="string">
            <text:p>If Trim(rs("CHG_WAV")) &lt;&gt; "0" Then <text:s/>Abs(rs("CHG_WAV"))</text:p>
            <text:p>If Trim(rs("PROFIT")) &lt;&gt; "0" Then <text:s text:c="2"/>Abs(rs("PROFIT"))</text:p>
            <text:p>If Trim(rs("LOSS")) &lt;&gt; "0" Then <text:s text:c="2"/>Abs(rs("LOSS"))</text:p>
          </table:table-cell>
          <table:table-cell table:number-columns-repeated="11"/>
        </table:table-row>
        <table:table-row table:style-name="ro22">
          <table:table-cell office:value-type="string">
            <text:p>DEBT_ARR_TYPE_CD</text:p>
          </table:table-cell>
          <table:table-cell/>
          <table:table-cell office:value-type="string">
            <text:p>If Trim(rs("CHG_WAV")) &lt;&gt; "0" Then <text:s text:c="2"/>DEBT_ARR_TYPE_CD</text:p>
            <text:p>If Trim(rs("PROFIT")) &lt;&gt; "0" Then <text:s/>Space</text:p>
            <text:p>If Trim(rs("LOSS")) &lt;&gt; "0" Then <text:s/>Space </text:p>
          </table:table-cell>
          <table:table-cell table:number-columns-repeated="11"/>
        </table:table-row>
        <table:table-row table:style-name="ro1">
          <table:table-cell office:value-type="string">
            <text:p>ISIN_CODE</text:p>
          </table:table-cell>
          <table:table-cell/>
          <table:table-cell office:value-type="string">
            <text:p>ISIN_CODE</text:p>
          </table:table-cell>
          <table:table-cell table:number-columns-repeated="11"/>
        </table:table-row>
        <table:table-row table:style-name="ro1">
          <table:table-cell office:value-type="string">
            <text:p>DEBT_INS_NAME</text:p>
          </table:table-cell>
          <table:table-cell/>
          <table:table-cell office:value-type="string">
            <text:p>DEBT_INS_NAME</text:p>
          </table:table-cell>
          <table:table-cell table:number-columns-repeated="11"/>
        </table:table-row>
        <table:table-row table:style-name="ro1">
          <table:table-cell office:value-type="string">
            <text:p>ISSUER_NAME</text:p>
          </table:table-cell>
          <table:table-cell/>
          <table:table-cell office:value-type="string">
            <text:p>ISSUER_NAME</text:p>
          </table:table-cell>
          <table:table-cell table:number-columns-repeated="11"/>
        </table:table-row>
        <table:table-row table:style-name="ro1">
          <table:table-cell office:value-type="string">
            <text:p>COUNTRY_CD_ISS</text:p>
          </table:table-cell>
          <table:table-cell/>
          <table:table-cell office:value-type="string">
            <text:p>COUNTRY_CD_ISS</text:p>
          </table:table-cell>
          <table:table-cell table:number-columns-repeated="11"/>
        </table:table-row>
        <table:table-row table:style-name="ro22">
          <table:table-cell office:value-type="string">
            <text:p>ISSUE_DTE</text:p>
          </table:table-cell>
          <table:table-cell/>
          <table:table-cell office:value-type="string">
            <text:p>If Trim(rs("CHG_WAV")) &lt;&gt; "0" Then <text:s text:c="2"/>ISSUE_DTE</text:p>
            <text:p>If Trim(rs("PROFIT")) &lt;&gt; "0" Then <text:s/>NULL</text:p>
            <text:p>If Trim(rs("LOSS")) &lt;&gt; "0" Then <text:s/>NULL </text:p>
          </table:table-cell>
          <table:table-cell table:number-columns-repeated="11"/>
        </table:table-row>
        <table:table-row table:style-name="ro22">
          <table:table-cell office:value-type="string">
            <text:p>MATURITY_DTE</text:p>
          </table:table-cell>
          <table:table-cell/>
          <table:table-cell office:value-type="string">
            <text:p>If Trim(rs("CHG_WAV")) &lt;&gt; "0" Then <text:s text:c="2"/>MATURITY_DTE</text:p>
            <text:p>If Trim(rs("PROFIT")) &lt;&gt; "0" Then <text:s/>NULL</text:p>
            <text:p>If Trim(rs("LOSS")) &lt;&gt; "0" Then <text:s/>NULL </text:p>
          </table:table-cell>
          <table:table-cell table:number-columns-repeated="11"/>
        </table:table-row>
        <table:table-row table:style-name="ro22">
          <table:table-cell office:value-type="string">
            <text:p>ORG_TRM</text:p>
          </table:table-cell>
          <table:table-cell/>
          <table:table-cell office:value-type="string">
            <text:p>If Trim(rs("CHG_WAV")) &lt;&gt; "0" Then <text:s text:c="2"/>ORG_TRM</text:p>
            <text:p>If Trim(rs("PROFIT")) &lt;&gt; "0" Then <text:s/>NULL</text:p>
            <text:p>If Trim(rs("LOSS")) &lt;&gt; "0" Then <text:s/>NULL </text:p>
          </table:table-cell>
          <table:table-cell table:number-columns-repeated="11"/>
        </table:table-row>
        <table:table-row table:style-name="ro22">
          <table:table-cell office:value-type="string">
            <text:p>ORG_TRM_U</text:p>
          </table:table-cell>
          <table:table-cell/>
          <table:table-cell table:style-name="ce13" office:value-type="string">
            <text:p>If Trim(rs("CHG_WAV")) &lt;&gt; "0" Then <text:s text:c="2"/>ORG_TRM_U</text:p>
            <text:p>If Trim(rs("PROFIT")) &lt;&gt; "0" Then <text:s/>Space</text:p>
            <text:p>If Trim(rs("LOSS")) &lt;&gt; "0" Then <text:s/>Space </text:p>
          </table:table-cell>
          <table:table-cell table:number-columns-repeated="11"/>
        </table:table-row>
        <table:table-row table:style-name="ro22">
          <table:table-cell office:value-type="string">
            <text:p>COUPON_RATE</text:p>
          </table:table-cell>
          <table:table-cell/>
          <table:table-cell office:value-type="string">
            <text:p>If Trim(rs("CHG_WAV")) &lt;&gt; "0" Then <text:s text:c="2"/>COUPON_RATE</text:p>
            <text:p>If Trim(rs("PROFIT")) &lt;&gt; "0" Then <text:s/>NULL</text:p>
            <text:p>If Trim(rs("LOSS")) &lt;&gt; "0" Then <text:s/>NULL </text:p>
          </table:table-cell>
          <table:table-cell table:number-columns-repeated="11"/>
        </table:table-row>
        <table:table-row table:style-name="ro22">
          <table:table-cell office:value-type="string">
            <text:p>INT_COUNTRY_CD</text:p>
          </table:table-cell>
          <table:table-cell/>
          <table:table-cell office:value-type="string">
            <text:p>If Trim(rs("CHG_WAV")) &lt;&gt; "0" Then <text:s text:c="2"/>INT_COUNTRY_CD</text:p>
            <text:p>If Trim(rs("PROFIT")) &lt;&gt; "0" Then <text:s/>Space</text:p>
            <text:p>If Trim(rs("LOSS")) &lt;&gt; "0" Then <text:s/>Space </text:p>
          </table:table-cell>
          <table:table-cell table:number-columns-repeated="11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SELL_SEC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Tim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USER_LU</text:p>
          </table:table-cell>
          <table:table-cell office:value-type="string">
            <text:p>PLDMS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HIPO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FLAG_ON_OFF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P_NAME</text:p>
          </table:table-cell>
          <table:table-cell/>
          <table:table-cell office:value-type="string">
            <text:p>IP_NAME</text:p>
          </table:table-cell>
          <table:table-cell table:number-columns-repeated="11"/>
        </table:table-row>
        <table:table-row table:style-name="ro1">
          <table:table-cell office:value-type="string">
            <text:p>IP_COUNTRY_CD</text:p>
          </table:table-cell>
          <table:table-cell/>
          <table:table-cell office:value-type="string">
            <text:p>IP_COUNTRY_CD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DAILY(sDate)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ARR_NUMBER</text:p>
          </table:table-cell>
          <table:table-cell table:style-name="ce4"/>
          <table:table-cell office:value-type="string">
            <text:p>Trim(rs("TRANS_NUM"))</text:p>
          </table:table-cell>
          <table:table-cell table:number-columns-repeated="11"/>
        </table:table-row>
        <table:table-row table:style-name="ro18">
          <table:table-cell office:value-type="string">
            <text:p>TRAN_DTE</text:p>
          </table:table-cell>
          <table:table-cell/>
          <table:table-cell office:value-type="string">
            <text:p>Format(Trim(rs("TRANS_DT")), "YYYY") &amp; "-" &amp; Format(Trim(rs("TRANS_DT")),</text:p>
            <text:p><text:s/>"MM") &amp; "-" &amp; Format(Trim(rs("TRANS_DT")), "DD")</text:p>
          </table:table-cell>
          <table:table-cell table:number-columns-repeated="11"/>
        </table:table-row>
        <table:table-row table:style-name="ro18">
          <table:table-cell office:value-type="string">
            <text:p>TRAN_TYPE_CD</text:p>
          </table:table-cell>
          <table:table-cell office:value-type="string">
            <text:p>270001</text:p>
            <text:p>270002</text:p>
          </table:table-cell>
          <table:table-cell office:value-type="string">
            <text:p><text:s/>If Trim(rs("payment_flag")) = "P" Then <text:s text:c="2"/>TRAN_TYPE_CD = "270002"</text:p>
            <text:p>ESLE <text:s/>TRAN_TYPE_CD = "270001"</text:p>
          </table:table-cell>
          <table:table-cell table:number-columns-repeated="11"/>
        </table:table-row>
        <table:table-row table:style-name="ro1">
          <table:table-cell office:value-type="string">
            <text:p>ITEM_TYPE_CD</text:p>
          </table:table-cell>
          <table:table-cell office:value-type="float" office:value="268006">
            <text:p>268006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22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 FROM DS_PTX </text:p>
            <text:p>WHERE DATA_SET_DATE = <text:s/>'" &amp; sDate &amp; "' AND DATA_SYSTEM_CD = 'HIPO' </text:p>
            <text:p><text:s text:c="3"/>WITH UR</text:p>
          </table:table-cell>
          <table:table-cell table:number-columns-repeated="11"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8">
          <table:table-cell office:value-type="string">
            <text:p>DATA_SET_DATE</text:p>
          </table:table-cell>
          <table:table-cell/>
          <table:table-cell office:value-type="string">
            <text:p>Format(Trim(rs("TRANS_DT")), "YYYY") &amp; "-" &amp; Format(Trim(rs("TRANS_DT")),</text:p>
            <text:p><text:s/>"MM") &amp; "-" &amp; Format(Trim(rs("TRANS_DT")), "DD")</text:p>
          </table:table-cell>
          <table:table-cell table:number-columns-repeated="11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CURR_CD</text:p>
          </table:table-cell>
          <table:table-cell/>
          <table:table-cell office:value-type="string">
            <text:p>Trim(rs("PAYMENT_CUR"))</text:p>
          </table:table-cell>
          <table:table-cell table:number-columns-repeated="11"/>
        </table:table-row>
        <table:table-row table:style-name="ro1">
          <table:table-cell office:value-type="string">
            <text:p>TRAN_AMT_CURR</text:p>
          </table:table-cell>
          <table:table-cell/>
          <table:table-cell office:value-type="string">
            <text:p>Abs(rs("INT_AMT"))</text:p>
          </table:table-cell>
          <table:table-cell table:number-columns-repeated="11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SIN_CODE</text:p>
          </table:table-cell>
          <table:table-cell/>
          <table:table-cell office:value-type="string">
            <text:p>ISIN_CODE</text:p>
          </table:table-cell>
          <table:table-cell table:number-columns-repeated="11"/>
        </table:table-row>
        <table:table-row table:style-name="ro1">
          <table:table-cell office:value-type="string">
            <text:p>DEBT_INS_NAME</text:p>
          </table:table-cell>
          <table:table-cell/>
          <table:table-cell office:value-type="string">
            <text:p>DEBT_INS_NAME</text:p>
          </table:table-cell>
          <table:table-cell table:number-columns-repeated="11"/>
        </table:table-row>
        <table:table-row table:style-name="ro1">
          <table:table-cell office:value-type="string">
            <text:p>ISSUER_NAME</text:p>
          </table:table-cell>
          <table:table-cell/>
          <table:table-cell office:value-type="string">
            <text:p>ISSUER_NAME</text:p>
          </table:table-cell>
          <table:table-cell table:number-columns-repeated="11"/>
        </table:table-row>
        <table:table-row table:style-name="ro1">
          <table:table-cell office:value-type="string">
            <text:p>COUNTRY_CD_ISS</text:p>
          </table:table-cell>
          <table:table-cell/>
          <table:table-cell office:value-type="string">
            <text:p>COUNTRY_CD_ISS</text:p>
          </table:table-cell>
          <table:table-cell table:number-columns-repeated="11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SELL_SEC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Time</text:p>
          </table:table-cell>
          <table:table-cell office:value-type="string">
            <text:p>Set by DMS</text:p>
          </table:table-cell>
          <table:table-cell table:number-columns-repeated="11"/>
        </table:table-row>
        <table:table-row table:style-name="ro1">
          <table:table-cell office:value-type="string">
            <text:p>USER_LU</text:p>
          </table:table-cell>
          <table:table-cell office:value-type="string">
            <text:p>PLDMS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HIPO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FLAG_ON_OFF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24"/>
          <table:table-cell table:style-name="Default"/>
          <table:table-cell table:number-columns-repeated="11"/>
        </table:table-row>
      </table:table>
      <table:table table:name="MM" table:style-name="ta1" table:print="false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DS_PTX</text:p>
          </table:table-cell>
          <table:table-cell table:style-name="Default" table:number-columns-repeated="3"/>
          <table:table-cell table:number-columns-repeated="7"/>
        </table:table-row>
        <table:table-row table:style-name="ro8">
          <table:table-cell table:style-name="ce2" office:value-type="string">
            <text:p>Function PTX_MM(sDate)</text:p>
          </table:table-cell>
          <table:table-cell table:style-name="ce6" table:number-columns-repeated="10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style-name="ce3" office:value-type="string">
            <text:p>Field from Source</text:p>
          </table:table-cell>
          <table:table-cell table:number-columns-repeated="2"/>
          <table:table-cell table:style-name="ce14" office:value-type="string" table:number-columns-spanned="2" table:number-rows-spanned="1">
            <text:p>Source</text:p>
          </table:table-cell>
          <table:covered-table-cell table:style-name="ce14"/>
          <table:table-cell table:style-name="ce14" office:value-type="string" table:number-columns-spanned="1" table:number-rows-spanned="2">
            <text:p>DMS Field</text:p>
          </table:table-cell>
          <table:table-cell table:style-name="ce14" office:value-type="string" table:number-columns-spanned="1" table:number-rows-spanned="2">
            <text:p>Condition</text:p>
          </table:table-cell>
          <table:table-cell table:style-name="ce14" office:value-type="string" table:number-columns-spanned="1" table:number-rows-spanned="2">
            <text:p>Condition</text:p>
          </table:table-cell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4" office:value-type="string">
            <text:p>ESL_SETTLEMENT</text:p>
          </table:table-cell>
          <table:table-cell table:style-name="ce14" office:value-type="string">
            <text:p>ESL_COMMON</text:p>
          </table:table-cell>
          <table:covered-table-cell table:number-columns-repeated="3" table:style-name="ce14"/>
        </table:table-row>
        <table:table-row table:style-name="ro1">
          <table:table-cell office:value-type="string">
            <text:p>ARR_NUMBER</text:p>
          </table:table-cell>
          <table:table-cell/>
          <table:table-cell office:value-type="string">
            <text:p>CNT_ORG_NO (Direct Move from ESL Common)</text:p>
          </table:table-cell>
          <table:table-cell office:value-type="string">
            <text:p>CNT_ORG_NO (ESL_COMMON)</text:p>
          </table:table-cell>
          <table:table-cell table:number-columns-repeated="2"/>
          <table:table-cell table:style-name="ce4" office:value-type="string">
            <text:p>SUB_NUM</text:p>
          </table:table-cell>
          <table:table-cell table:style-name="ce4"/>
          <table:table-cell table:style-name="ce4" office:value-type="string">
            <text:p>SUB_NUM</text:p>
          </table:table-cell>
          <table:table-cell table:style-name="ce4"/>
          <table:table-cell table:style-name="ce18" office:value-type="string" table:number-columns-spanned="1" table:number-rows-spanned="10">
            <text:p><text:span text:style-name="T1"><text:s text:c="11"/></text:span><text:span text:style-name="T1">SETTLEMENT.TRANS_NUM = COMMON.TRANS_NUM AND</text:span></text:p>
            <text:p><text:span text:style-name="T1"><text:s text:c="11"/></text:span><text:span text:style-name="T1">SETTLEMENT.SUB_NUM = COMMON.SUB_NUM AND </text:span></text:p>
            <text:p><text:span text:style-name="T1"><text:s text:c="11"/></text:span><text:span text:style-name="T1">COMMON.PROD_GROUP IN ('MM','LD') AND </text:span></text:p>
            <text:p><text:span text:style-name="T1"><text:s text:c="11"/></text:span><text:span text:style-name="T1">COMMON.AS_OF_DT = '" &amp; sDate &amp; "' </text:span></text:p>
            <text:p><text:span text:style-name="T1"><text:s text:c="8"/></text:span><text:span text:style-name="T1">WHERE SETTLEMENT.PAYMENT_CUR &lt;&gt; 'THB' AND </text:span></text:p>
            <text:p><text:span text:style-name="T1"><text:s text:c="11"/></text:span><text:span text:style-name="T1">PAYMENT_TYPE IN (503,504,505,506,507) AND </text:span></text:p>
            <text:p><text:span text:style-name="T1"><text:s text:c="11"/></text:span><text:span text:style-name="T1">TRANS_DT = <text:s/>'" &amp; sDate &amp; "' </text:span></text:p>
            <text:p><text:span text:style-name="T1"><text:s text:c="8"/></text:span><text:span text:style-name="T1">) t1 </text:span></text:p>
            <text:p><text:span text:style-name="T1"><text:s text:c="8"/></text:span><text:span text:style-name="T1">where seq = 1 </text:span></text:p>
            <text:p><text:span text:style-name="T1"><text:s text:c="8"/></text:span><text:span text:style-name="T1">WITH UR"</text:span></text:p>
          </table:table-cell>
        </table:table-row>
        <table:table-row table:style-name="ro8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PAYMENT_FLAG</text:p>
          </table:table-cell>
          <table:table-cell table:style-name="ce4"/>
          <table:table-cell table:style-name="ce4" office:value-type="string">
            <text:p>PAYMENT_FLAG</text:p>
          </table:table-cell>
          <table:table-cell table:style-name="ce4"/>
          <table:covered-table-cell table:style-name="ce4"/>
        </table:table-row>
        <table:table-row table:style-name="ro9">
          <table:table-cell office:value-type="string">
            <text:p>TRAN_TYPE_CD</text:p>
          </table:table-cell>
          <table:table-cell office:value-type="string">
            <text:p>270002</text:p>
            <text:p>270001</text:p>
          </table:table-cell>
          <table:table-cell office:value-type="string">
            <text:p><text:s text:c="2"/>If Trim(rs("PAYMENT_FLAG")) = "P" Then</text:p>
            <text:p><text:s text:c="12"/>TRAN_TYPE_CD = "270002"</text:p>
            <text:p><text:s text:c="8"/>ElseIf Trim(rs("PAYMENT_FLAG")) = "R" Then</text:p>
            <text:p><text:s text:c="12"/>TRAN_TYPE_CD = "270001"</text:p>
            <text:p><text:s text:c="8"/>End If</text:p>
          </table:table-cell>
          <table:table-cell office:value-type="string">
            <text:p>PAYMENT_FLAG (ESL_STATEMENT)</text:p>
          </table:table-cell>
          <table:table-cell table:number-columns-repeated="2"/>
          <table:table-cell table:style-name="ce4" office:value-type="string">
            <text:p>INT_CUR</text:p>
          </table:table-cell>
          <table:table-cell table:style-name="ce4"/>
          <table:table-cell table:style-name="ce4" office:value-type="string">
            <text:p>INT_CUR</text:p>
          </table:table-cell>
          <table:table-cell table:style-name="ce4" office:value-type="string">
            <text:p><text:s/>[COALESCE(SETTLEMENT.INT_CUR , '')]</text:p>
          </table:table-cell>
          <table:covered-table-cell table:style-name="ce4"/>
        </table:table-row>
        <table:table-row table:style-name="ro1">
          <table:table-cell office:value-type="string">
            <text:p>ITEM_TYPE_CD</text:p>
          </table:table-cell>
          <table:table-cell office:value-type="string">
            <text:p>268003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CUR</text:p>
          </table:table-cell>
          <table:table-cell table:style-name="ce4"/>
          <table:table-cell table:style-name="ce4" office:value-type="string">
            <text:p>PAYMENT_CUR</text:p>
          </table:table-cell>
          <table:table-cell table:style-name="ce4"/>
          <table:covered-table-cell table:style-name="ce4"/>
        </table:table-row>
        <table:table-row table:style-name="ro10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 </text:p>
            <text:p>FROM DS_PTX WHERE DATA_SET_DATE = <text:s/>'" &amp; sDate &amp; "' </text:p>
            <text:p>AND DATA_SYSTEM_CD = 'FNX' AND FLAG_ON_OFF = '0' <text:s/></text:p>
            <text:p><text:s text:c="4"/></text:p>
          </table:table-cell>
          <table:table-cell table:number-columns-repeated="3"/>
          <table:table-cell table:style-name="ce4" office:value-type="string">
            <text:p>INT_AMT</text:p>
          </table:table-cell>
          <table:table-cell table:style-name="ce4"/>
          <table:table-cell table:style-name="ce4" office:value-type="string">
            <text:p>INT_AMT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AMT</text:p>
          </table:table-cell>
          <table:table-cell table:style-name="ce4"/>
          <table:table-cell table:style-name="ce4" office:value-type="string">
            <text:p>PAYMENT_AMT</text:p>
          </table:table-cell>
          <table:table-cell table:style-name="ce4"/>
          <table:covered-table-cell table:style-name="ce4"/>
        </table:table-row>
        <table:table-row table:style-name="ro8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TRANS_DT</text:p>
          </table:table-cell>
          <table:table-cell table:style-name="ce4"/>
          <table:table-cell table:style-name="ce4" office:value-type="string">
            <text:p>TRANS_DT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TRANS_NUM</text:p>
          </table:table-cell>
          <table:table-cell table:style-name="ce4"/>
          <table:table-cell table:style-name="ce4" office:value-type="string">
            <text:p>TRANS_NUM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number-columns-repeated="2" table:style-name="ce4" office:value-type="string">
            <text:p>PROD_GROUP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number-columns-repeated="2" table:style-name="ce4" office:value-type="string">
            <text:p>CNT_ORG_NO</text:p>
          </table:table-cell>
          <table:table-cell table:style-name="ce4" office:value-type="string">
            <text:p><text:s/>case when COMMON.CNT_ORG_NO is null or COMMON.CNT_ORG_NO = '' or COMMON.CNT_ORG_NO = '0' then COMMON.TRANS_NUM else COMMON.CNT_ORG_NO end as CNT_ORG_NO</text:p>
          </table:table-cell>
          <table:covered-table-cell table:style-name="ce4"/>
        </table:table-row>
        <table:table-row table:style-name="ro11">
          <table:table-cell office:value-type="string">
            <text:p>CURR_CD</text:p>
          </table:table-cell>
          <table:table-cell/>
          <table:table-cell office:value-type="string">
            <text:p>If Trim(rs("PROD_GROUP")) = "MM" Then</text:p>
            <text:p><text:s text:c="12"/>If Trim(rs("INT_CUR")) = "" Then</text:p>
            <text:p><text:s text:c="16"/>CURR_CD = Trim(rs("PAYMENT_CUR"))</text:p>
            <text:p><text:s text:c="12"/>Else</text:p>
            <text:p><text:s text:c="16"/>CURR_CD = Trim(rs("INT_CUR"))</text:p>
            <text:p><text:s text:c="12"/>End If</text:p>
            <text:p><text:s text:c="8"/>ElseIf Trim(rs("PROD_GROUP")) = "LD" Then</text:p>
            <text:p><text:s text:c="12"/>CURR_CD = Trim(rs("PAYMENT_CUR"))</text:p>
            <text:p><text:s text:c="8"/>End If</text:p>
          </table:table-cell>
          <table:table-cell office:value-type="string">
            <text:p>PROD_GROUP (ESL_COMMON)</text:p>
            <text:p>INT_CUR (ESL_SETTLEMENT)</text:p>
            <text:p>PAYMENT_CUR (ESL_SETTLEMENT)</text:p>
          </table:table-cell>
          <table:table-cell table:number-columns-repeated="7"/>
        </table:table-row>
        <table:table-row table:style-name="ro12">
          <table:table-cell office:value-type="string">
            <text:p>TRAN_AMT_CURR</text:p>
          </table:table-cell>
          <table:table-cell/>
          <table:table-cell office:value-type="string">
            <text:p>1. <text:s/>If Trim(rs("PROD_GROUP")) = "MM" Then</text:p>
            <text:p><text:s text:c="12"/>TRANS_AMT_CURR = Trim(rs("INT_AMT"))</text:p>
            <text:p><text:s text:c="8"/>ElseIf Trim(rs("PROD_GROUP")) = "LD" Then</text:p>
            <text:p><text:s text:c="12"/>TRANS_AMT_CURR = Trim(rs("PAYMENT_AMT"))</text:p>
            <text:p><text:s text:c="8"/>End If</text:p>
            <text:p>2. Then <text:s/>Abs(TRANS_AMT_CURR) </text:p>
          </table:table-cell>
          <table:table-cell office:value-type="string">
            <text:p>PROD_GROUP (ESL_COMMON)</text:p>
            <text:p>INT_AMT (ESL_SETTLEMENT)</text:p>
            <text:p>PAYMENT_AMT (ESL_SETTLEMENT)</text:p>
          </table:table-cell>
          <table:table-cell table:number-columns-repeated="2"/>
          <table:table-cell office:value-type="string">
            <text:p><text:s text:c="3"/></text:p>
          </table:table-cell>
          <table:table-cell table:number-columns-repeated="4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IN_COD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EBT_INS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R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NTRY_CD_ISS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SELL_SEC_AMT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USER_LU</text:p>
          </table:table-cell>
          <table:table-cell office:value-type="string">
            <text:p>MM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FNX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FLAG_ON_OFF</text:p>
          </table:table-cell>
          <table:table-cell table:style-name="ce13"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3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6"/>
          <table:table-cell table:style-name="ce15"/>
          <table:table-cell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8">
          <table:table-cell table:style-name="ce2" office:value-type="string">
            <text:p>Function PTX_Option(sDate)</text:p>
          </table:table-cell>
          <table:table-cell table:style-name="ce6" table:number-columns-repeated="10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style-name="ce3" office:value-type="string">
            <text:p>Field from Source</text:p>
          </table:table-cell>
          <table:table-cell table:number-columns-repeated="2"/>
          <table:table-cell table:style-name="ce14" office:value-type="string" table:number-columns-spanned="2" table:number-rows-spanned="1">
            <text:p>Source</text:p>
          </table:table-cell>
          <table:covered-table-cell table:style-name="ce14"/>
          <table:table-cell table:style-name="ce14" office:value-type="string" table:number-columns-spanned="1" table:number-rows-spanned="2">
            <text:p>DMS Field</text:p>
          </table:table-cell>
          <table:table-cell table:style-name="ce16" office:value-type="string" table:number-columns-spanned="1" table:number-rows-spanned="2">
            <text:p>Condition</text:p>
          </table:table-cell>
          <table:table-cell table:style-name="ce16" office:value-type="string" table:number-columns-spanned="1" table:number-rows-spanned="2">
            <text:p>Condition</text:p>
          </table:table-cell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4" office:value-type="string">
            <text:p>ESL_SETTLEMENT</text:p>
          </table:table-cell>
          <table:table-cell table:style-name="ce14" office:value-type="string">
            <text:p>ESL_COMMON</text:p>
          </table:table-cell>
          <table:covered-table-cell table:number-columns-repeated="2" table:style-name="ce14"/>
          <table:covered-table-cell table:style-name="ce19"/>
        </table:table-row>
        <table:table-row table:style-name="ro13">
          <table:table-cell office:value-type="string">
            <text:p>ARR_NUMBER</text:p>
          </table:table-cell>
          <table:table-cell/>
          <table:table-cell office:value-type="string">
            <text:p>Trim(rs("ROOT_CNT_NO"))</text:p>
          </table:table-cell>
          <table:table-cell office:value-type="string">
            <text:p>ROOT_CNT_NO (ESL_COMMON)</text:p>
          </table:table-cell>
          <table:table-cell table:number-columns-repeated="2"/>
          <table:table-cell table:style-name="ce4" office:value-type="string">
            <text:p>SUB_NUM</text:p>
          </table:table-cell>
          <table:table-cell table:style-name="ce4"/>
          <table:table-cell table:style-name="ce4" office:value-type="string">
            <text:p>SUB_NUM</text:p>
          </table:table-cell>
          <table:table-cell table:style-name="ce17"/>
          <table:table-cell table:style-name="ce15" office:value-type="string" table:number-columns-spanned="1" table:number-rows-spanned="11">
            <text:p><text:span text:style-name="T2">1. ON SETTLEMENT.TRANS_NUM = COMMON.TRANS_NUM AND SETTLEMENT.SUB_NUM = COMMON.SUB_NUM AND COMMON.PRODUCT = 'FX OPTIONS' AND <text:s/>COMMON.AS_OF_DT = '" &amp; sDate &amp; "' <text:s text:c="2"/>"</text:span></text:p>
            <text:p><text:span text:style-name="T3">WHERE PAYMENT_CUR &lt;&gt; 'THB' AND PAYMENT_TYPE = 548 AND TRANS_DT = <text:s/>'" &amp; sDate &amp; "' <text:s/>WITH UR ; <text:s/>"</text:span></text:p>
            <text:p/>
            <text:p>2. <text:s text:c="4"/><text:span text:style-name="T4">from ESL_COMMON COMMON where </text:span></text:p>
            <text:p><text:span text:style-name="T4"><text:s text:c="8"/></text:span><text:span text:style-name="T4">COMMON.PRODUCT = 'FX OPTIONS' AND </text:span></text:p>
            <text:p><text:span text:style-name="T4"><text:s text:c="8"/></text:span><text:span text:style-name="T4">COMMON.SETTLE_DATE = COMMON.AS_OF_DT and</text:span></text:p>
            <text:p><text:span text:style-name="T4"><text:s text:c="8"/></text:span><text:span text:style-name="T4">COMMON.AS_OF_DT = '" &amp; sDate &amp; "' and </text:span></text:p>
            <text:p><text:span text:style-name="T4"><text:s text:c="8"/></text:span><text:span text:style-name="T4">COMMON.PAYMENT_CUR &lt;&gt; 'THB' and</text:span></text:p>
            <text:p><text:span text:style-name="T4"><text:s text:c="8"/></text:span><text:span text:style-name="T4">COMMON.PAYMENT_AMT &lt;&gt; 0.0 and</text:span></text:p>
            <text:p><text:span text:style-name="T4"><text:s text:c="8"/></text:span><text:span text:style-name="T4">COMMON.GL_PROD_CD = '0091' </text:span></text:p>
          </table:table-cell>
        </table:table-row>
        <table:table-row table:style-name="ro8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PAYMENT_FLAG</text:p>
          </table:table-cell>
          <table:table-cell table:style-name="ce4"/>
          <table:table-cell table:style-name="ce4" office:value-type="string">
            <text:p>PAYMENT_FLAG</text:p>
          </table:table-cell>
          <table:table-cell table:style-name="ce4" office:value-type="string">
            <text:p>common.buy_sell = 1 then 'P' else 'R' </text:p>
          </table:table-cell>
          <table:covered-table-cell/>
        </table:table-row>
        <table:table-row table:style-name="ro14">
          <table:table-cell office:value-type="string">
            <text:p>TRAN_TYPE_CD</text:p>
          </table:table-cell>
          <table:table-cell office:value-type="string">
            <text:p>270002</text:p>
            <text:p>270001</text:p>
          </table:table-cell>
          <table:table-cell office:value-type="string">
            <text:p><text:s text:c="5"/>If Trim(rs("PAYMENT_FLAG")) = "P" Then</text:p>
            <text:p><text:s text:c="12"/>TRAN_TYPE_CD = "270002"</text:p>
            <text:p><text:s text:c="8"/>ElseIf Trim(rs("PAYMENT_FLAG")) = "R" Then</text:p>
            <text:p><text:s text:c="12"/>TRAN_TYPE_CD = "270001"</text:p>
            <text:p><text:s text:c="8"/>End If</text:p>
          </table:table-cell>
          <table:table-cell office:value-type="string">
            <text:p>PAYMENT_FLAG (ESL_STATEMENT)</text:p>
          </table:table-cell>
          <table:table-cell table:number-columns-repeated="2"/>
          <table:table-cell table:style-name="ce4" office:value-type="string">
            <text:p>INT_CUR</text:p>
          </table:table-cell>
          <table:table-cell table:style-name="ce4"/>
          <table:table-cell table:style-name="ce4" office:value-type="string">
            <text:p>INT_CUR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ITEM_TYPE_CD</text:p>
          </table:table-cell>
          <table:table-cell office:value-type="string">
            <text:p>268002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CUR</text:p>
          </table:table-cell>
          <table:table-cell table:style-name="ce4"/>
          <table:table-cell table:style-name="ce4" office:value-type="string">
            <text:p>PAYMENT_CUR</text:p>
          </table:table-cell>
          <table:table-cell table:style-name="ce4"/>
          <table:covered-table-cell/>
        </table:table-row>
        <table:table-row table:style-name="ro15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</text:p>
            <text:p>FROM DS_PTX WHERE DATA_SET_DATE = <text:s/>'" &amp; sDate &amp; "' AND DATA_SYSTEM_CD = 'FNX' AND FLAG_ON_OFF = '0' <text:s/></text:p>
          </table:table-cell>
          <table:table-cell table:number-columns-repeated="3"/>
          <table:table-cell table:style-name="ce4" office:value-type="string">
            <text:p>INT_AMT</text:p>
          </table:table-cell>
          <table:table-cell table:style-name="ce4"/>
          <table:table-cell table:style-name="ce4" office:value-type="string">
            <text:p>INT_AMT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AMT</text:p>
          </table:table-cell>
          <table:table-cell table:style-name="ce4"/>
          <table:table-cell table:style-name="ce4" office:value-type="string">
            <text:p>PAYMENT_AMT</text:p>
          </table:table-cell>
          <table:table-cell table:style-name="ce4"/>
          <table:covered-table-cell/>
        </table:table-row>
        <table:table-row table:style-name="ro8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TRANS_DT</text:p>
          </table:table-cell>
          <table:table-cell table:style-name="ce4"/>
          <table:table-cell table:style-name="ce4" office:value-type="string">
            <text:p>TRANS_DT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TRANS_NUM</text:p>
          </table:table-cell>
          <table:table-cell table:style-name="ce4"/>
          <table:table-cell table:style-name="ce4" office:value-type="string">
            <text:p>TRANS_NUM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number-columns-repeated="2" table:style-name="ce4" office:value-type="string">
            <text:p>PROD_GROUP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style-name="ce4" office:value-type="string">
            <text:p>settle_date </text:p>
          </table:table-cell>
          <table:table-cell table:style-name="ce4" office:value-type="string">
            <text:p>TRANS_DT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CURR_CD</text:p>
          </table:table-cell>
          <table:table-cell/>
          <table:table-cell office:value-type="string">
            <text:p>Trim(rs("PAYMENT_CUR"))</text:p>
          </table:table-cell>
          <table:table-cell office:value-type="string">
            <text:p>PAYMENT_CUR (ESL_SETTLEMENT)</text:p>
          </table:table-cell>
          <table:table-cell table:number-columns-repeated="2"/>
          <table:table-cell table:style-name="ce4"/>
          <table:table-cell table:number-columns-repeated="2" table:style-name="ce4" office:value-type="string">
            <text:p>ROOT_CNT_NO</text:p>
          </table:table-cell>
          <table:table-cell table:style-name="ce4" office:value-type="string">
            <text:p>case when ROOT_CNT_NO is null or ROOT_CNT_NO = '' or ROOT_CNT_NO = '0' then TRANS_NUM else ROOT_CNT_NO end as ROOT_CNT_NO</text:p>
          </table:table-cell>
          <table:covered-table-cell/>
        </table:table-row>
        <table:table-row table:style-name="ro16">
          <table:table-cell office:value-type="string">
            <text:p>TRAN_AMT_CURR</text:p>
          </table:table-cell>
          <table:table-cell/>
          <table:table-cell office:value-type="string">
            <text:p>setAmountByCurr(Trim(rs("PAYMENT_CUR"))</text:p>
            <text:p/>
            <text:p>Private Function setAmountByCurr(sCurrCD, amount)</text:p>
            <text:p><text:s text:c="4"/>Static curr_remove_dec As String</text:p>
            <text:p><text:s text:c="8"/>If curr_remove_dec = "" Then</text:p>
            <text:p><text:s text:c="8"/>Dim rs, sql As String</text:p>
            <text:p><text:s text:c="8"/>curr_remove_dec = Chr(8)</text:p>
            <text:p><text:s text:c="8"/>Set rs = CreateObject("adoDB.RecordSet")</text:p>
            <text:p><text:s text:c="8"/></text:p>
            <text:p><text:s text:c="8"/>sql = "select input_field " &amp; _</text:p>
            <text:p><text:s text:c="12"/>"from map_code_edw " &amp; _</text:p>
            <text:p><text:s text:c="12"/>"where " &amp; _</text:p>
            <text:p><text:s text:c="12"/>" <text:s text:c="2"/>field_name = 'MUREX_CCY_REMOVE_DECIMAL' and " &amp; _</text:p>
            <text:p><text:s text:c="12"/>" <text:s text:c="2"/>field_condition = 'CURRENCY_CD' " &amp; _</text:p>
            <text:p><text:s text:c="12"/>"order by input_field " &amp; _</text:p>
            <text:p><text:s text:c="12"/>"with ur"</text:p>
            <text:p><text:s text:c="8"/>rs.open sql, Conn</text:p>
            <text:p><text:s text:c="8"/></text:p>
            <text:p><text:s text:c="8"/>Do While Not rs.EOF</text:p>
            <text:p><text:s text:c="12"/>curr_remove_dec = curr_remove_dec &amp; Trim(UCase(rs("input_field"))) &amp; Chr(8)</text:p>
            <text:p><text:s text:c="12"/>rs.movenext</text:p>
            <text:p><text:s text:c="8"/>Loop</text:p>
            <text:p><text:s text:c="8"/>rs.Close</text:p>
            <text:p><text:s text:c="8"/>Set rs = Nothing</text:p>
            <text:p><text:s text:c="4"/>End If</text:p>
            <text:p><text:s text:c="4"/></text:p>
            <text:p><text:s text:c="4"/>If InStr(1, curr_remove_dec, Chr(8) &amp; UCase(Trim(sCurrCD)) &amp; Chr(8)) = 0 Then</text:p>
            <text:p><text:s text:c="8"/>setAmountByCurr = amount</text:p>
            <text:p><text:s text:c="4"/>Else</text:p>
            <text:p><text:s text:c="8"/>setAmountByCurr = Int(amount)</text:p>
            <text:p><text:s text:c="4"/>End If</text:p>
            <text:p>End Function</text:p>
          </table:table-cell>
          <table:table-cell office:value-type="string">
            <text:p>PAYMENT_CUR (ESL_SETTLEMENT)</text:p>
          </table:table-cell>
          <table:table-cell table:number-columns-repeated="7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IN_COD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EBT_INS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7">
          <table:table-cell office:value-type="string">
            <text:p>ISSUER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office:value-type="string">
            <text:p/>
            <text:p><text:s text:c="2"/></text:p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COUNTRY_CD_ISS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SELL_SEC_AMT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USER_LU</text:p>
          </table:table-cell>
          <table:table-cell office:value-type="string">
            <text:p>OPT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FNX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FLAG_ON_OFF</text:p>
          </table:table-cell>
          <table:table-cell table:style-name="ce13"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</table:table>
      <table:database-ranges>
        <table:database-range table:target-range-address="FI.J19:FI.J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1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8/16/2018</text:date>, <text:time>10:4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9:15:45.02</meta:creation-date>
    <dc:date>2018-08-16T10:41:08.13</dc:date>
    <meta:editing-duration>PT6H4M53S</meta:editing-duration>
    <meta:editing-cycles>88</meta:editing-cycles>
    <meta:generator>OpenOffice/4.0.1$Win32 OpenOffice.org_project/401m5$Build-9714</meta:generator>
    <meta:document-statistic meta:table-count="2" meta:cell-count="906" meta:object-count="0"/>
  </office:meta>
</office:document-meta>
</file>